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paragraph-rsid="0021a742" style:font-size-asian="10.5pt"/>
    </style:style>
    <style:style style:name="P9" style:family="paragraph" style:parent-style-name="Standard">
      <style:text-properties style:font-name="Liberation Sans" fo:font-size="10.5pt" officeooo:paragraph-rsid="0021f06f" style:font-size-asian="10.5pt"/>
    </style:style>
    <style:style style:name="P10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1" style:family="paragraph" style:parent-style-name="Standard">
      <style:text-properties style:font-name="Liberation Sans" fo:font-size="10.5pt" officeooo:rsid="0039dc42" style:font-size-asian="10.5pt"/>
    </style:style>
    <style:style style:name="P12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3" style:family="paragraph" style:parent-style-name="Standard">
      <style:text-properties style:font-name="Liberation Sans" fo:font-size="10.5pt" officeooo:paragraph-rsid="0039dc42" style:font-size-asian="10.5pt"/>
    </style:style>
    <style:style style:name="P14" style:family="paragraph" style:parent-style-name="Standard">
      <style:text-properties style:font-name="Liberation Sans" fo:font-size="10.5pt" officeooo:rsid="00424171" officeooo:paragraph-rsid="00424171" style:font-size-asian="10.5pt"/>
    </style:style>
    <style:style style:name="P15" style:family="paragraph" style:parent-style-name="Standard">
      <style:text-properties style:font-name="Liberation Sans" fo:font-size="10.5pt" officeooo:rsid="00424171" officeooo:paragraph-rsid="004371d8" style:font-size-asian="10.5pt"/>
    </style:style>
    <style:style style:name="P16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7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18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19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20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21" style:family="paragraph" style:parent-style-name="Standard">
      <style:text-properties style:font-name="Liberation Sans" fo:font-weight="bold" style:font-weight-asian="bold" style:font-weight-complex="bold"/>
    </style:style>
    <style:style style:name="P22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25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26" style:family="paragraph" style:parent-style-name="Standard">
      <style:text-properties style:font-name="Liberation Mono" fo:font-size="10.5pt" style:font-size-asian="10.5pt"/>
    </style:style>
    <style:style style:name="P27" style:family="paragraph" style:parent-style-name="Standard">
      <style:text-properties style:font-name="Liberation Mono" fo:font-size="10.5pt" officeooo:paragraph-rsid="001bd1a5" style:font-size-asian="10.5pt"/>
    </style:style>
    <style:style style:name="P28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29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30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31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32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33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34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35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36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P37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38" style:family="paragraph" style:parent-style-name="Standard">
      <style:text-properties fo:language="it" fo:country="IT"/>
    </style:style>
    <style:style style:name="P39" style:family="paragraph" style:parent-style-name="Standard">
      <style:text-properties fo:language="it" fo:country="IT" officeooo:paragraph-rsid="002d8d95"/>
    </style:style>
    <style:style style:name="P40" style:family="paragraph" style:parent-style-name="Standard">
      <style:text-properties officeooo:paragraph-rsid="002d8d95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Table_20_Contents">
      <style:text-properties style:font-name="Liberation Sans" fo:font-size="10.5pt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45" style:family="paragraph" style:parent-style-name="Table_20_Contents">
      <style:text-properties style:font-name="Liberation Sans" fo:font-size="10.5pt" officeooo:paragraph-rsid="001ad71f" style:font-size-asian="10.5pt"/>
    </style:style>
    <style:style style:name="P46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48" style:family="paragraph" style:parent-style-name="Table_20_Contents">
      <style:text-properties style:font-name="Liberation Sans" fo:font-size="10.5pt" officeooo:paragraph-rsid="001df694" style:font-size-asian="10.5pt"/>
    </style:style>
    <style:style style:name="P49" style:family="paragraph" style:parent-style-name="Table_20_Contents">
      <style:text-properties style:font-name="Liberation Sans" fo:font-size="10.5pt" officeooo:paragraph-rsid="0021f06f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51" style:family="paragraph" style:parent-style-name="Table_20_Contents">
      <style:text-properties style:font-name="Liberation Sans" fo:font-size="10.5pt" officeooo:paragraph-rsid="0031beb9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53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54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55" style:family="paragraph" style:parent-style-name="Table_20_Contents">
      <style:text-properties style:font-name="Liberation Sans" fo:font-size="10.5pt" officeooo:paragraph-rsid="003368ed" style:font-size-asian="10.5pt"/>
    </style:style>
    <style:style style:name="P56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57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59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60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61" style:family="paragraph" style:parent-style-name="Table_20_Contents">
      <style:text-properties style:font-name="Liberation Sans" fo:font-size="10.5pt" officeooo:paragraph-rsid="003964cd" style:font-size-asian="10.5pt"/>
    </style:style>
    <style:style style:name="P62" style:family="paragraph" style:parent-style-name="Table_20_Contents">
      <style:text-properties fo:color="#24292e" style:font-name="Consolas" fo:font-size="9pt" style:font-size-asian="9pt" style:font-size-complex="9pt"/>
    </style:style>
    <style:style style:name="P63" style:family="paragraph" style:parent-style-name="Table_20_Contents">
      <style:text-properties officeooo:paragraph-rsid="003964cd"/>
    </style:style>
    <style:style style:name="P64" style:family="paragraph" style:parent-style-name="Table_20_Contents">
      <style:text-properties style:use-window-font-color="true" style:font-name="Liberation Sans" fo:font-size="10.5pt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66" style:family="paragraph" style:parent-style-name="Table_20_Contents">
      <style:text-properties fo:color="#009933" style:font-name="Liberation Sans" fo:font-size="10.5pt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68" style:family="paragraph" style:parent-style-name="Table_20_Contents">
      <style:text-properties fo:color="#ff0000" style:font-name="Liberation Sans" fo:font-size="10.5pt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color="#ff0000" style:font-name="Liberation Sans" fo:font-size="10.5pt" style:font-size-asian="10.5pt"/>
    </style:style>
    <style:style style:name="P70" style:family="paragraph" style:parent-style-name="Table_20_Contents">
      <style:text-properties fo:color="#0066cc" style:font-name="Liberation Sans" fo:font-size="10.5pt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72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73" style:family="paragraph" style:parent-style-name="Normale">
      <style:paragraph-properties fo:hyphenation-ladder-count="no-limit"/>
      <style:text-properties fo:hyphenate="true"/>
    </style:style>
    <style:style style:name="P7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75" style:family="paragraph" style:parent-style-name="Standard">
      <style:text-properties style:font-name="Liberation Sans" fo:font-size="10.5pt" fo:language="it" fo:country="IT" fo:font-style="italic" officeooo:rsid="001ad71f" officeooo:paragraph-rsid="0031beb9" style:font-size-asian="10.5pt" style:font-style-asian="italic" style:font-style-complex="italic"/>
    </style:style>
    <style:style style:name="P76" style:family="paragraph" style:parent-style-name="Standard">
      <style:text-properties style:font-name="Liberation Sans" fo:font-size="10.5pt" fo:language="it" fo:country="IT" fo:font-style="italic" officeooo:rsid="001ad71f" officeooo:paragraph-rsid="003368ed" style:font-size-asian="10.5pt" style:font-style-asian="italic" style:font-style-complex="italic"/>
    </style:style>
    <style:style style:name="P77" style:family="paragraph" style:parent-style-name="Standard">
      <style:text-properties style:font-name="Liberation Sans" fo:font-size="10.5pt" fo:language="it" fo:country="IT" fo:font-style="italic" officeooo:rsid="001ad71f" officeooo:paragraph-rsid="003568b4" style:font-size-asian="10.5pt" style:font-style-asian="italic" style:font-style-complex="italic"/>
    </style:style>
    <style:style style:name="P78" style:family="paragraph" style:parent-style-name="Table_20_Contents">
      <style:text-properties style:font-name="Liberation Sans" fo:font-size="10.5pt" officeooo:paragraph-rsid="0045b36c" style:font-size-asian="10.5pt"/>
    </style:style>
    <style:style style:name="P79" style:family="paragraph" style:parent-style-name="Table_20_Contents">
      <style:text-properties style:font-name="Liberation Sans" fo:font-size="10.5pt" officeooo:rsid="0045b36c" officeooo:paragraph-rsid="0045b36c" style:font-size-asian="10.5pt"/>
    </style:style>
    <style:style style:name="P80" style:family="paragraph" style:parent-style-name="Table_20_Contents">
      <style:text-properties fo:color="#0066cc" style:font-name="Liberation Sans" fo:font-size="10.5pt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82" style:family="paragraph" style:parent-style-name="Table_20_Contents">
      <style:text-properties fo:color="#0066cc" style:font-name="Liberation Sans" fo:font-size="10.5pt" officeooo:paragraph-rsid="003c932a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fo:color="#0066cc" style:font-name="Liberation Sans" fo:font-size="10.5pt" officeooo:paragraph-rsid="003c932a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size="10.5pt" style:font-size-asian="10.5pt"/>
    </style:style>
    <style:style style:name="T8" style:family="text">
      <style:text-properties style:font-name="Liberation Sans" fo:font-size="10.5pt" officeooo:rsid="003964cd" style:font-size-asian="10.5pt"/>
    </style:style>
    <style:style style:name="T9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0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1" style:family="text">
      <style:text-properties style:font-name="Liberation Sans" fo:font-style="italic" style:font-style-asian="italic" style:font-style-complex="italic"/>
    </style:style>
    <style:style style:name="T12" style:family="text">
      <style:text-properties style:font-name="Liberation Sans" fo:font-style="italic" officeooo:rsid="002d8d95" style:font-style-asian="italic" style:font-style-complex="italic"/>
    </style:style>
    <style:style style:name="T13" style:family="text">
      <style:text-properties style:font-name="Liberation Sans" fo:font-style="italic" officeooo:rsid="0031beb9" style:font-style-asian="italic" style:font-style-complex="italic"/>
    </style:style>
    <style:style style:name="T14" style:family="text">
      <style:text-properties style:font-name="Liberation Sans" fo:font-style="italic" officeooo:rsid="003368ed" style:font-style-asian="italic" style:font-style-complex="italic"/>
    </style:style>
    <style:style style:name="T15" style:family="text">
      <style:text-properties style:font-name="Liberation Sans" fo:font-style="italic" officeooo:rsid="003568b4" style:font-style-asian="italic" style:font-style-complex="italic"/>
    </style:style>
    <style:style style:name="T16" style:family="text">
      <style:text-properties style:font-name="Liberation Sans" fo:font-style="italic" officeooo:rsid="0039af10" style:font-style-asian="italic" style:font-style-complex="italic"/>
    </style:style>
    <style:style style:name="T17" style:family="text">
      <style:text-properties style:font-name="Liberation Sans" fo:font-style="italic" officeooo:rsid="003bb9bb" style:font-style-asian="italic" style:font-style-complex="italic"/>
    </style:style>
    <style:style style:name="T18" style:family="text">
      <style:text-properties style:text-position="super 63%"/>
    </style:style>
    <style:style style:name="T19" style:family="text">
      <style:text-properties style:text-position="super 63%" style:font-name="Liberation Sans" fo:font-size="8pt" style:font-size-asian="8pt" style:font-size-complex="8pt"/>
    </style:style>
    <style:style style:name="T20" style:family="text">
      <style:text-properties style:font-name="Liberation Mono" fo:font-size="10.5pt" style:font-size-asian="10.5pt"/>
    </style:style>
    <style:style style:name="T21" style:family="text">
      <style:text-properties style:font-name="Liberation Mono" fo:font-size="10.5pt" officeooo:rsid="001ad71f" style:font-size-asian="10.5pt"/>
    </style:style>
    <style:style style:name="T22" style:family="text">
      <style:text-properties style:font-name="Liberation Mono" fo:font-size="10.5pt" officeooo:rsid="002d8d95" style:font-size-asian="10.5pt"/>
    </style:style>
    <style:style style:name="T23" style:family="text">
      <style:text-properties style:font-name="Liberation Mono" fo:font-size="10.5pt" officeooo:rsid="00362f20" style:font-size-asian="10.5pt"/>
    </style:style>
    <style:style style:name="T24" style:family="text">
      <style:text-properties style:font-name="Liberation Mono" officeooo:rsid="0022863d"/>
    </style:style>
    <style:style style:name="T25" style:family="text">
      <style:text-properties fo:color="#24292e" style:font-name="Consolas" fo:font-size="9pt" style:font-name-asian="SimSun" style:font-size-asian="9pt" style:font-size-complex="9pt"/>
    </style:style>
    <style:style style:name="T26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27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28" style:family="text">
      <style:text-properties fo:color="#24292e" style:font-name="Consolas" fo:font-size="9pt" style:font-size-asian="9pt" style:font-size-complex="9pt"/>
    </style:style>
    <style:style style:name="T29" style:family="text">
      <style:text-properties fo:color="#24292e" style:font-name="Consolas" fo:font-size="9pt" officeooo:rsid="00377c1b" style:font-size-asian="9pt" style:font-size-complex="9pt"/>
    </style:style>
    <style:style style:name="T30" style:family="text">
      <style:text-properties fo:color="#24292e" style:font-name="Segoe UI" fo:font-size="10.5pt" style:font-size-asian="10.5pt" style:font-name-complex="Segoe UI" style:font-size-complex="10.5pt"/>
    </style:style>
    <style:style style:name="T31" style:family="text">
      <style:text-properties officeooo:rsid="0019201d"/>
    </style:style>
    <style:style style:name="T32" style:family="text">
      <style:text-properties officeooo:rsid="001ad71f"/>
    </style:style>
    <style:style style:name="T33" style:family="text">
      <style:text-properties officeooo:rsid="001bd1a5"/>
    </style:style>
    <style:style style:name="T34" style:family="text">
      <style:text-properties officeooo:rsid="001bfdb1"/>
    </style:style>
    <style:style style:name="T35" style:family="text">
      <style:text-properties officeooo:rsid="001cfa41"/>
    </style:style>
    <style:style style:name="T36" style:family="text">
      <style:text-properties officeooo:rsid="001d7c20"/>
    </style:style>
    <style:style style:name="T37" style:family="text">
      <style:text-properties officeooo:rsid="001df694"/>
    </style:style>
    <style:style style:name="T38" style:family="text">
      <style:text-properties officeooo:rsid="0021a742"/>
    </style:style>
    <style:style style:name="T39" style:family="text">
      <style:text-properties officeooo:rsid="0021f06f"/>
    </style:style>
    <style:style style:name="T40" style:family="text">
      <style:text-properties officeooo:rsid="0022863d"/>
    </style:style>
    <style:style style:name="T41" style:family="text">
      <style:text-properties officeooo:rsid="00246032"/>
    </style:style>
    <style:style style:name="T42" style:family="text">
      <style:text-properties officeooo:rsid="0027ae10"/>
    </style:style>
    <style:style style:name="T43" style:family="text">
      <style:text-properties officeooo:rsid="00287fdc"/>
    </style:style>
    <style:style style:name="T44" style:family="text">
      <style:text-properties officeooo:rsid="0031beb9"/>
    </style:style>
    <style:style style:name="T45" style:family="text">
      <style:text-properties officeooo:rsid="00362f20"/>
    </style:style>
    <style:style style:name="T46" style:family="text">
      <style:text-properties officeooo:rsid="00377c1b"/>
    </style:style>
    <style:style style:name="T47" style:family="text">
      <style:text-properties officeooo:rsid="003964cd"/>
    </style:style>
    <style:style style:name="T48" style:family="text">
      <style:text-properties officeooo:rsid="0039dc42"/>
    </style:style>
    <style:style style:name="T49" style:family="text">
      <style:text-properties officeooo:rsid="003bb9bb"/>
    </style:style>
    <style:style style:name="T50" style:family="text">
      <style:text-properties officeooo:rsid="003c932a"/>
    </style:style>
    <style:style style:name="T51" style:family="text">
      <style:text-properties officeooo:rsid="003d546a"/>
    </style:style>
    <style:style style:name="T52" style:family="text">
      <style:text-properties fo:color="#ff0000" style:font-name="Liberation Sans" fo:font-size="10.5pt" style:font-size-asian="10.5pt"/>
    </style:style>
    <style:style style:name="T53" style:family="text">
      <style:text-properties fo:color="#ff0000" style:font-name="Liberation Sans" fo:font-size="10.5pt" officeooo:rsid="003c932a" style:font-size-asian="10.5pt"/>
    </style:style>
    <style:style style:name="T54" style:family="text">
      <style:text-properties fo:color="#ff0000" officeooo:rsid="0021f06f"/>
    </style:style>
    <style:style style:name="T55" style:family="text">
      <style:text-properties officeooo:rsid="003f0a64"/>
    </style:style>
    <style:style style:name="T56" style:family="text">
      <style:text-properties officeooo:rsid="00415c53"/>
    </style:style>
    <style:style style:name="T57" style:family="text">
      <style:text-properties officeooo:rsid="0042dfbc"/>
    </style:style>
    <style:style style:name="T58" style:family="text">
      <style:text-properties officeooo:rsid="004371d8"/>
    </style:style>
    <style:style style:name="T59" style:family="text">
      <style:text-properties officeooo:rsid="0045b3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BasicAirData – Air Data Computer</text:p>
      <text:p text:style-name="P5"/>
      <text:p text:style-name="P5">Communication Protocol - Common Message Set</text:p>
      <text:p text:style-name="P23">Attention, this is a work in progress version</text:p>
      <text:p text:style-name="P23"/>
      <text:p text:style-name="P24"><text:span text:style-name="Car._20_predefinito_20_paragrafo">Draft Version 0.</text:span><text:span text:style-name="Car._20_predefinito_20_paragrafo"><text:span text:style-name="T31">4</text:span></text:span><text:span text:style-name="Car._20_predefinito_20_paragrafo"> – </text:span><text:span text:style-name="Car._20_predefinito_20_paragrafo"><text:span text:style-name="T31">6</text:span></text:span><text:span text:style-name="Car._20_predefinito_20_paragrafo"><text:span text:style-name="T18">th</text:span></text:span><text:span text:style-name="Car._20_predefinito_20_paragrafo"> </text:span><text:span text:style-name="Car._20_predefinito_20_paragrafo"><text:span text:style-name="T31">Jan</text:span></text:span><text:span text:style-name="Car._20_predefinito_20_paragrafo"> 201</text:span><text:span text:style-name="Car._20_predefinito_20_paragrafo"><text:span text:style-name="T31">8</text:span></text:span></text:p>
      <text:p text:style-name="P41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19">th</text:span></text:span><text:span text:style-name="Car._20_predefinito_20_paragrafo"><text:span text:style-name="T2"> May 2017</text:span></text:span><text:bookmark-end text:name="__DdeLink__1906_545493255"/></text:p>
      <text:p text:style-name="P41"><text:span text:style-name="Car._20_predefinito_20_paragrafo"><text:span text:style-name="T2">Draft Version 0.2 – 26</text:span></text:span><text:span text:style-name="Car._20_predefinito_20_paragrafo"><text:span text:style-name="T19">th</text:span></text:span><text:span text:style-name="Car._20_predefinito_20_paragrafo"><text:span text:style-name="T2"> Apr 2017</text:span></text:span></text:p>
      <text:p text:style-name="P41"><text:span text:style-name="Car._20_predefinito_20_paragrafo"><text:span text:style-name="T2">Draft Version 0.1 – 4</text:span></text:span><text:span text:style-name="Car._20_predefinito_20_paragrafo"><text:span text:style-name="T19">th</text:span></text:span><text:span text:style-name="Car._20_predefinito_20_paragrafo"><text:span text:style-name="T2"> Jan 2017</text:span></text:span></text:p>
      <text:p text:style-name="P6"/>
      <text:p text:style-name="P25">Legend for the table colors:</text:p>
      <text:p text:style-name="P25"><text:span text:style-name="T51">-</text:span> Green <text:span text:style-name="T51">=</text:span> implemented</text:p>
      <text:p text:style-name="P25"><text:span text:style-name="T51">- </text:span>Red <text:span text:style-name="T51">= </text:span>not implemented</text:p>
      <text:p text:style-name="P25"><text:span text:style-name="T51">- </text:span>Blue <text:span text:style-name="T51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3">ID</text:p>
          </table:table-cell>
          <table:table-cell table:style-name="Table1.A1" office:value-type="string">
            <text:p text:style-name="P42">Field</text:p>
          </table:table-cell>
          <table:table-cell table:style-name="Table1.A1" office:value-type="string">
            <text:p text:style-name="P42">Field Name</text:p>
          </table:table-cell>
          <table:table-cell table:style-name="Table1.D1" office:value-type="string">
            <text:p text:style-name="P42">Description</text:p>
          </table:table-cell>
        </table:table-row>
        <table:table-row>
          <table:table-cell table:style-name="Table1.A2" office:value-type="string">
            <text:p text:style-name="P67">0</text:p>
          </table:table-cell>
          <table:table-cell table:style-name="Table1.B2" office:value-type="string">
            <text:p text:style-name="P66">HBQ</text:p>
          </table:table-cell>
          <table:table-cell table:style-name="Table1.C2" office:value-type="string">
            <text:p text:style-name="P66">HEARTBEAT_REQ</text:p>
          </table:table-cell>
          <table:table-cell table:style-name="Table1.D2" office:value-type="string">
            <text:p text:style-name="P66">Check if the system is present and responding</text:p>
          </table:table-cell>
        </table:table-row>
        <table:table-row>
          <table:table-cell table:style-name="Table1.A3" office:value-type="string">
            <text:p text:style-name="P67">1</text:p>
          </table:table-cell>
          <table:table-cell table:style-name="Table1.B3" office:value-type="string">
            <text:p text:style-name="P66">HBA</text:p>
          </table:table-cell>
          <table:table-cell table:style-name="Table1.C3" office:value-type="string">
            <text:p text:style-name="P66">HEARTBEAT_ASSERT</text:p>
          </table:table-cell>
          <table:table-cell table:style-name="Table1.D3" office:value-type="string">
            <text:p text:style-name="P66">Answer about the system presence</text:p>
          </table:table-cell>
        </table:table-row>
        <table:table-row>
          <table:table-cell table:style-name="Table1.A4" office:value-type="string">
            <text:p text:style-name="P67"/>
          </table:table-cell>
          <table:table-cell table:style-name="Table1.B4" office:value-type="string">
            <text:p text:style-name="P66"/>
          </table:table-cell>
          <table:table-cell table:style-name="Table1.C4" office:value-type="string">
            <text:p text:style-name="P66"/>
          </table:table-cell>
          <table:table-cell table:style-name="Table1.D4" office:value-type="string">
            <text:p text:style-name="P66"/>
          </table:table-cell>
        </table:table-row>
        <table:table-row>
          <table:table-cell table:style-name="Table1.A5" office:value-type="string">
            <text:p text:style-name="P67">2</text:p>
          </table:table-cell>
          <table:table-cell table:style-name="Table1.B5" office:value-type="string">
            <text:p text:style-name="P66">TMS</text:p>
          </table:table-cell>
          <table:table-cell table:style-name="Table1.C5" office:value-type="string">
            <text:p text:style-name="P66">TIME_SET</text:p>
          </table:table-cell>
          <table:table-cell table:style-name="Table1.D5" office:value-type="string">
            <text:p text:style-name="P66">Set date and time of the ADC</text:p>
          </table:table-cell>
        </table:table-row>
        <table:table-row>
          <table:table-cell table:style-name="Table1.A6" office:value-type="string">
            <text:p text:style-name="P67">3</text:p>
          </table:table-cell>
          <table:table-cell table:style-name="Table1.B6" office:value-type="string">
            <text:p text:style-name="P66">TMQ</text:p>
          </table:table-cell>
          <table:table-cell table:style-name="Table1.C6" office:value-type="string">
            <text:p text:style-name="P66">TIME_REQ</text:p>
          </table:table-cell>
          <table:table-cell table:style-name="Table1.D6" office:value-type="string">
            <text:p text:style-name="P66">Ask for date and time</text:p>
          </table:table-cell>
        </table:table-row>
        <table:table-row>
          <table:table-cell table:style-name="Table1.A7" office:value-type="string">
            <text:p text:style-name="P67">4</text:p>
          </table:table-cell>
          <table:table-cell table:style-name="Table1.B7" office:value-type="string">
            <text:p text:style-name="P66">TMA</text:p>
          </table:table-cell>
          <table:table-cell table:style-name="Table1.C7" office:value-type="string">
            <text:p text:style-name="P66">TIME_ASSERT</text:p>
          </table:table-cell>
          <table:table-cell table:style-name="Table1.D7" office:value-type="string">
            <text:p text:style-name="P66">The Date <text:span text:style-name="T50">and </text:span>time</text:p>
          </table:table-cell>
        </table:table-row>
        <table:table-row>
          <table:table-cell table:style-name="Table1.A8" office:value-type="string">
            <text:p text:style-name="P67"/>
          </table:table-cell>
          <table:table-cell table:style-name="Table1.B8" office:value-type="string">
            <text:p text:style-name="P66"/>
          </table:table-cell>
          <table:table-cell table:style-name="Table1.C8" office:value-type="string">
            <text:p text:style-name="P66"/>
          </table:table-cell>
          <table:table-cell table:style-name="Table1.D8" office:value-type="string">
            <text:p text:style-name="P66"/>
          </table:table-cell>
        </table:table-row>
        <table:table-row>
          <table:table-cell table:style-name="Table1.A9" office:value-type="string">
            <text:p text:style-name="P69">5</text:p>
          </table:table-cell>
          <table:table-cell table:style-name="Table1.B9" office:value-type="string">
            <text:p text:style-name="P68">STS</text:p>
          </table:table-cell>
          <table:table-cell table:style-name="Table1.C9" office:value-type="string">
            <text:p text:style-name="P68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52">Set the status</text:span></text:span></text:p>
          </table:table-cell>
        </table:table-row>
        <table:table-row>
          <table:table-cell table:style-name="Table1.A10" office:value-type="string">
            <text:p text:style-name="P71">6</text:p>
          </table:table-cell>
          <table:table-cell table:style-name="Table1.B10" office:value-type="string">
            <text:p text:style-name="P70">STQ</text:p>
          </table:table-cell>
          <table:table-cell table:style-name="Table1.C10" office:value-type="string">
            <text:p text:style-name="P70">STATUS_REQ</text:p>
          </table:table-cell>
          <table:table-cell table:style-name="Table1.D10" office:value-type="string">
            <text:p text:style-name="P70">Ask for ADC configuration status</text:p>
          </table:table-cell>
        </table:table-row>
        <table:table-row>
          <table:table-cell table:style-name="Table1.A11" office:value-type="string">
            <text:p text:style-name="P71">7</text:p>
          </table:table-cell>
          <table:table-cell table:style-name="Table1.B11" office:value-type="string">
            <text:p text:style-name="P70">STA</text:p>
          </table:table-cell>
          <table:table-cell table:style-name="Table1.C11" office:value-type="string">
            <text:p text:style-name="P70">STATUS_ASSERT</text:p>
          </table:table-cell>
          <table:table-cell table:style-name="Table1.D11" office:value-type="string">
            <text:p text:style-name="P70">The Status</text:p>
          </table:table-cell>
        </table:table-row>
        <table:table-row>
          <table:table-cell table:style-name="Table1.A12" office:value-type="string">
            <text:p text:style-name="P65"/>
          </table:table-cell>
          <table:table-cell table:style-name="Table1.B12" office:value-type="string">
            <text:p text:style-name="P64"/>
          </table:table-cell>
          <table:table-cell table:style-name="Table1.C12" office:value-type="string">
            <text:p text:style-name="P64"/>
          </table:table-cell>
          <table:table-cell table:style-name="Table1.D12" office:value-type="string">
            <text:p text:style-name="P64"/>
          </table:table-cell>
        </table:table-row>
        <table:table-row>
          <table:table-cell table:style-name="Table1.A13" office:value-type="string">
            <text:p text:style-name="P69">8</text:p>
          </table:table-cell>
          <table:table-cell table:style-name="Table1.B13" office:value-type="string">
            <text:p text:style-name="P68">DTS</text:p>
          </table:table-cell>
          <table:table-cell table:style-name="Table1.C13" office:value-type="string">
            <text:p text:style-name="P68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52">Set the </text:span></text:span><text:span text:style-name="Car._20_predefinito_20_paragrafo"><text:span text:style-name="T53">data</text:span></text:span></text:p>
          </table:table-cell>
        </table:table-row>
        <table:table-row>
          <table:table-cell table:style-name="Table1.A14" office:value-type="string">
            <text:p text:style-name="P71">9</text:p>
          </table:table-cell>
          <table:table-cell table:style-name="Table1.B14" office:value-type="string">
            <text:p text:style-name="P70">DTQ</text:p>
          </table:table-cell>
          <table:table-cell table:style-name="Table1.C14" office:value-type="string">
            <text:p text:style-name="P70">DATA_REQ</text:p>
          </table:table-cell>
          <table:table-cell table:style-name="Table1.D14" office:value-type="string">
            <text:p text:style-name="P70">Ask for the ADC data</text:p>
          </table:table-cell>
        </table:table-row>
        <table:table-row>
          <table:table-cell table:style-name="Table1.A15" office:value-type="string">
            <text:p text:style-name="P71">10</text:p>
          </table:table-cell>
          <table:table-cell table:style-name="Table1.B15" office:value-type="string">
            <text:p text:style-name="P70">DTA</text:p>
          </table:table-cell>
          <table:table-cell table:style-name="Table1.C15" office:value-type="string">
            <text:p text:style-name="P70">DATA_ASSERT</text:p>
          </table:table-cell>
          <table:table-cell table:style-name="Table1.D15" office:value-type="string">
            <text:p text:style-name="P70">The data</text:p>
          </table:table-cell>
        </table:table-row>
        <table:table-row>
          <table:table-cell table:style-name="Table1.A16" office:value-type="string">
            <text:p text:style-name="P67"/>
          </table:table-cell>
          <table:table-cell table:style-name="Table1.B16" office:value-type="string">
            <text:p text:style-name="P66"/>
          </table:table-cell>
          <table:table-cell table:style-name="Table1.C16" office:value-type="string">
            <text:p text:style-name="P66"/>
          </table:table-cell>
          <table:table-cell table:style-name="Table1.D16" office:value-type="string">
            <text:p text:style-name="P66"/>
          </table:table-cell>
        </table:table-row>
        <table:table-row>
          <table:table-cell table:style-name="Table1.A17" office:value-type="string">
            <text:p text:style-name="P71">11</text:p>
          </table:table-cell>
          <table:table-cell table:style-name="Table1.B17" office:value-type="string">
            <text:p text:style-name="P70">L<text:span text:style-name="T50">C</text:span>S</text:p>
          </table:table-cell>
          <table:table-cell table:style-name="Table1.C17" office:value-type="string">
            <text:p text:style-name="P70">LOG_<text:span text:style-name="T50">CURRENT</text:span>FILE_SET</text:p>
          </table:table-cell>
          <table:table-cell table:style-name="Table1.D17" office:value-type="string">
            <text:p text:style-name="P70">Set the current log file name</text:p>
          </table:table-cell>
        </table:table-row>
        <table:table-row>
          <table:table-cell table:style-name="Table1.A18" office:value-type="string">
            <text:p text:style-name="P71">12</text:p>
          </table:table-cell>
          <table:table-cell table:style-name="Table1.B18" office:value-type="string">
            <text:p text:style-name="P70">L<text:span text:style-name="T50">CQ</text:span></text:p>
          </table:table-cell>
          <table:table-cell table:style-name="Table1.C18" office:value-type="string">
            <text:p text:style-name="P82">LOG_<text:span text:style-name="T50">CURRENT</text:span>FILE_REQ</text:p>
          </table:table-cell>
          <table:table-cell table:style-name="Table1.D18" office:value-type="string">
            <text:p text:style-name="P83">Ask for the current log file name </text:p>
          </table:table-cell>
        </table:table-row>
        <table:table-row>
          <table:table-cell table:style-name="Table1.A19" office:value-type="string">
            <text:p text:style-name="P71">13</text:p>
          </table:table-cell>
          <table:table-cell table:style-name="Table1.B19" office:value-type="string">
            <text:p text:style-name="P70">LCA</text:p>
          </table:table-cell>
          <table:table-cell table:style-name="Table1.C19" office:value-type="string">
            <text:p text:style-name="P82">LOG_<text:span text:style-name="T50">CURRENT</text:span>FILE_ASSERT</text:p>
          </table:table-cell>
          <table:table-cell table:style-name="Table1.D19" office:value-type="string">
            <text:p text:style-name="P70">The current log file</text:p>
          </table:table-cell>
        </table:table-row>
        <table:table-row>
          <table:table-cell table:style-name="Table1.A20" office:value-type="string">
            <text:p text:style-name="P71"/>
          </table:table-cell>
          <table:table-cell table:style-name="Table1.B20" office:value-type="string">
            <text:p text:style-name="P70"/>
          </table:table-cell>
          <table:table-cell table:style-name="Table1.C20" office:value-type="string">
            <text:p text:style-name="P70"/>
          </table:table-cell>
          <table:table-cell table:style-name="Table1.D20" office:value-type="string">
            <text:p text:style-name="P70"/>
          </table:table-cell>
        </table:table-row>
        <table:table-row>
          <table:table-cell table:style-name="Table1.A21" office:value-type="string">
            <text:p text:style-name="P71">14</text:p>
          </table:table-cell>
          <table:table-cell table:style-name="Table1.B21" office:value-type="string">
            <text:p text:style-name="P70">DFS</text:p>
          </table:table-cell>
          <table:table-cell table:style-name="Table1.C21" office:value-type="string">
            <text:p text:style-name="P70">DATA_FREQ_SET</text:p>
          </table:table-cell>
          <table:table-cell table:style-name="Table1.D21" office:value-type="string">
            <text:p text:style-name="P70">Set the ADC to send Data at specified frequenc<text:span text:style-name="T50">ies</text:span></text:p>
          </table:table-cell>
        </table:table-row>
        <table:table-row>
          <table:table-cell table:style-name="Table1.A22" office:value-type="string">
            <text:p text:style-name="P71">15</text:p>
          </table:table-cell>
          <table:table-cell table:style-name="Table1.B22" office:value-type="string">
            <text:p text:style-name="P70">DFQ</text:p>
          </table:table-cell>
          <table:table-cell table:style-name="Table1.C22" office:value-type="string">
            <text:p text:style-name="P70">DATA_FREQ_REQ</text:p>
          </table:table-cell>
          <table:table-cell table:style-name="Table1.D22" office:value-type="string">
            <text:p text:style-name="P70">Ask for the ADC Data Frequenc<text:span text:style-name="T50">ies</text:span></text:p>
          </table:table-cell>
        </table:table-row>
        <table:table-row>
          <table:table-cell table:style-name="Table1.A23" office:value-type="string">
            <text:p text:style-name="P71">16</text:p>
          </table:table-cell>
          <table:table-cell table:style-name="Table1.B23" office:value-type="string">
            <text:p text:style-name="P70">DFA</text:p>
          </table:table-cell>
          <table:table-cell table:style-name="Table1.C23" office:value-type="string">
            <text:p text:style-name="P70">DATA_FREQ_ASSERT</text:p>
          </table:table-cell>
          <table:table-cell table:style-name="Table1.D23" office:value-type="string">
            <text:p text:style-name="P70">The Data Frequenc<text:span text:style-name="T50">ies</text:span></text:p>
          </table:table-cell>
        </table:table-row>
        <table:table-row>
          <table:table-cell table:style-name="Table1.A24" office:value-type="string">
            <text:p text:style-name="P67"/>
          </table:table-cell>
          <table:table-cell table:style-name="Table1.B24" office:value-type="string">
            <text:p text:style-name="P66"/>
          </table:table-cell>
          <table:table-cell table:style-name="Table1.C24" office:value-type="string">
            <text:p text:style-name="P66"/>
          </table:table-cell>
          <table:table-cell table:style-name="Table1.D24" office:value-type="string">
            <text:p text:style-name="P66"/>
          </table:table-cell>
        </table:table-row>
        <table:table-row>
          <table:table-cell table:style-name="Table1.A25" office:value-type="string">
            <text:p text:style-name="P71">17</text:p>
          </table:table-cell>
          <table:table-cell table:style-name="Table1.B25" office:value-type="string">
            <text:p text:style-name="P70"><text:span text:style-name="T50">FM</text:span>Q</text:p>
          </table:table-cell>
          <table:table-cell table:style-name="Table1.C25" office:value-type="string">
            <text:p text:style-name="P70"><text:bookmark-start text:name="_Hlk482302681"/>FILE_MANAGER<text:bookmark-end text:name="_Hlk482302681"/>_<text:span text:style-name="T50">REQ</text:span></text:p>
          </table:table-cell>
          <table:table-cell table:style-name="Table1.D25" office:value-type="string">
            <text:p text:style-name="P70">Manage <text:span text:style-name="T50">SD</text:span> Files</text:p>
          </table:table-cell>
        </table:table-row>
        <table:table-row>
          <table:table-cell table:style-name="Table1.A26" office:value-type="string">
            <text:p text:style-name="P71">18</text:p>
          </table:table-cell>
          <table:table-cell table:style-name="Table1.B26" office:value-type="string">
            <text:p text:style-name="P70"><text:span text:style-name="T50">FM</text:span>A</text:p>
          </table:table-cell>
          <table:table-cell table:style-name="Table1.C26" office:value-type="string">
            <text:p text:style-name="P70"><text:span text:style-name="T50">F</text:span><text:bookmark-start text:name="_Hlk482302870"/>ILE_<text:span text:style-name="T50">MANAGER</text:span>_ASSERT<text:bookmark-end text:name="_Hlk482302870"/></text:p>
          </table:table-cell>
          <table:table-cell table:style-name="Table1.D26" office:value-type="string">
            <text:p text:style-name="P72">File manager answers</text:p>
          </table:table-cell>
        </table:table-row>
        <table:table-row>
          <table:table-cell table:style-name="Table1.A27" office:value-type="string">
            <text:p text:style-name="P65"/>
          </table:table-cell>
          <table:table-cell table:style-name="Table1.B27" office:value-type="string">
            <text:p text:style-name="P64"/>
          </table:table-cell>
          <table:table-cell table:style-name="Table1.C27" office:value-type="string">
            <text:p text:style-name="P64"/>
          </table:table-cell>
          <table:table-cell table:style-name="Table1.D27" office:value-type="string">
            <text:p text:style-name="P64"/>
          </table:table-cell>
        </table:table-row>
        <table:table-row>
          <table:table-cell table:style-name="Table1.A28" office:value-type="string">
            <text:p text:style-name="P65"/>
          </table:table-cell>
          <table:table-cell table:style-name="Table1.B28" office:value-type="string">
            <text:p text:style-name="P64"/>
          </table:table-cell>
          <table:table-cell table:style-name="Table1.C28" office:value-type="string">
            <text:p text:style-name="P64"/>
          </table:table-cell>
          <table:table-cell table:style-name="Table1.D28" office:value-type="string">
            <text:p text:style-name="P64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2">Field String</text:p>
          </table:table-cell>
          <table:table-cell table:style-name="Table2.C1" office:value-type="string">
            <text:p text:style-name="P42">$HBQ</text:p>
          </table:table-cell>
        </table:table-row>
        <table:table-row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2">description</text:p>
          </table:table-cell>
          <table:table-cell table:style-name="Table2.C2" office:value-type="string">
            <text:p text:style-name="P42">The description of the requesting device</text:p>
          </table:table-cell>
        </table:table-row>
        <table:table-row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42">firmware_version</text:p>
          </table:table-cell>
          <table:table-cell table:style-name="Table2.C2" office:value-type="string">
            <text:p text:style-name="P42">The version of the communication protocol</text:p>
          </table:table-cell>
        </table:table-row>
      </table:table>
      <text:p text:style-name="P6"/>
      <text:p text:style-name="P16">Example:</text:p>
      <text:p text:style-name="P26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2">Field String</text:p>
          </table:table-cell>
          <table:table-cell table:style-name="Table3.C1" office:value-type="string">
            <text:p text:style-name="P42">$HBA</text:p>
          </table:table-cell>
        </table:table-row>
        <table:table-row>
          <table:table-cell table:style-name="Table3.A2" office:value-type="string">
            <text:p text:style-name="P43">1</text:p>
          </table:table-cell>
          <table:table-cell table:style-name="Table3.A2" office:value-type="string">
            <text:p text:style-name="P42">description</text:p>
          </table:table-cell>
          <table:table-cell table:style-name="Table3.C2" office:value-type="string">
            <text:p text:style-name="P42">The description of the responding device</text:p>
          </table:table-cell>
        </table:table-row>
        <table:table-row>
          <table:table-cell table:style-name="Table3.A2" office:value-type="string">
            <text:p text:style-name="P43">2</text:p>
          </table:table-cell>
          <table:table-cell table:style-name="Table3.A2" office:value-type="string">
            <text:p text:style-name="P42">firmware_version</text:p>
          </table:table-cell>
          <table:table-cell table:style-name="Table3.C2" office:value-type="string">
            <text:p text:style-name="P42">The version of the communication protocol</text:p>
          </table:table-cell>
        </table:table-row>
      </table:table>
      <text:p text:style-name="P6"/>
      <text:p text:style-name="P16">Example:</text:p>
      <text:p text:style-name="P26">$HBA,Amaranth,1</text:p>
      <text:p text:style-name="P26"/>
      <text:p text:style-name="P26"/>
      <text:p text:style-name="P26"/>
      <text:p text:style-name="P21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0</text:p>
          </table:table-cell>
          <table:table-cell table:style-name="Table4.A1" office:value-type="string">
            <text:p text:style-name="P42">Field String</text:p>
          </table:table-cell>
          <table:table-cell table:style-name="Table4.C1" office:value-type="string">
            <text:p text:style-name="P42">$TMS</text:p>
          </table:table-cell>
        </table:table-row>
        <table:table-row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42">Time as seconds since Jan 1, 1970</text:p>
          </table:table-cell>
          <table:table-cell table:style-name="Table4.C2" office:value-type="string">
            <text:p text:style-name="P42">Long Integer, seconds</text:p>
          </table:table-cell>
        </table:table-row>
      </table:table>
      <text:p text:style-name="P6"/>
      <text:p text:style-name="P16">Example:</text:p>
      <text:p text:style-name="P26">$TMS,1493151334</text:p>
      <text:p text:style-name="P26"/>
      <text:p text:style-name="P26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42">Field String</text:p>
          </table:table-cell>
          <table:table-cell table:style-name="Table5.C1" office:value-type="string">
            <text:p text:style-name="P42">$TMQ</text:p>
          </table:table-cell>
        </table:table-row>
      </table:table>
      <text:p text:style-name="P6"/>
      <text:p text:style-name="P16">Example:</text:p>
      <text:p text:style-name="P26">$TMQ</text:p>
      <text:p text:style-name="P26"/>
      <text:p text:style-name="P26"/>
      <text:p text:style-name="P26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3">0</text:p>
          </table:table-cell>
          <table:table-cell table:style-name="Table6.A1" office:value-type="string">
            <text:p text:style-name="P42">Field String</text:p>
          </table:table-cell>
          <table:table-cell table:style-name="Table6.C1" office:value-type="string">
            <text:p text:style-name="P42">$TMA</text:p>
          </table:table-cell>
        </table:table-row>
        <table:table-row>
          <table:table-cell table:style-name="Table6.A2" office:value-type="string">
            <text:p text:style-name="P43">1</text:p>
          </table:table-cell>
          <table:table-cell table:style-name="Table6.A2" office:value-type="string">
            <text:p text:style-name="P42">Time as seconds since Jan 1, 1970</text:p>
          </table:table-cell>
          <table:table-cell table:style-name="Table6.C2" office:value-type="string">
            <text:p text:style-name="P42">Long Integer, seconds</text:p>
          </table:table-cell>
        </table:table-row>
      </table:table>
      <text:p text:style-name="P6"/>
      <text:p text:style-name="P16">Example:</text:p>
      <text:p text:style-name="P26">$TMA,1493151334</text:p>
      <text:p text:style-name="P26"/>
      <text:p text:style-name="P26"/>
      <text:p text:style-name="P26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3">0</text:p>
          </table:table-cell>
          <table:table-cell table:style-name="Table7.A1" office:value-type="string">
            <text:p text:style-name="P42">Field String</text:p>
          </table:table-cell>
          <table:table-cell table:style-name="Table7.C1" office:value-type="string">
            <text:p text:style-name="P42">$STS</text:p>
          </table:table-cell>
        </table:table-row>
        <table:table-row>
          <table:table-cell table:style-name="Table7.A2" office:value-type="string">
            <text:p text:style-name="P43">1</text:p>
          </table:table-cell>
          <table:table-cell table:style-name="Table7.A2" office:value-type="string">
            <text:p text:style-name="P42">SD card present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2</text:p>
          </table:table-cell>
          <table:table-cell table:style-name="Table7.A2" office:value-type="string">
            <text:p text:style-name="P42">Deltap sensor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3</text:p>
          </table:table-cell>
          <table:table-cell table:style-name="Table7.A2" office:value-type="string">
            <text:p text:style-name="P42">Absolute pressure sensor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4</text:p>
          </table:table-cell>
          <table:table-cell table:style-name="Table7.A2" office:value-type="string">
            <text:p text:style-name="P42">External Temperaure sensor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5</text:p>
          </table:table-cell>
          <table:table-cell table:style-name="Table7.A2" office:value-type="string">
            <text:p text:style-name="P42">Deltap sensor temperature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6</text:p>
          </table:table-cell>
          <table:table-cell table:style-name="Table7.A2" office:value-type="string">
            <text:p text:style-name="P42">Absolute pressure sensor temperature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7</text:p>
          </table:table-cell>
          <table:table-cell table:style-name="Table7.A2" office:value-type="string">
            <text:p text:style-name="P42">Real time clock battery</text:p>
          </table:table-cell>
          <table:table-cell table:style-name="Table7.C2" office:value-type="string">
            <text:p text:style-name="P42">1 Present. 0 Not present.</text:p>
          </table:table-cell>
        </table:table-row>
        <table:table-row>
          <table:table-cell table:style-name="Table7.A2" office:value-type="string">
            <text:p text:style-name="P43">8</text:p>
          </table:table-cell>
          <table:table-cell table:style-name="Table7.A2" office:value-type="string">
            <text:p text:style-name="P42">Error/Warning</text:p>
          </table:table-cell>
          <table:table-cell table:style-name="Table7.C2" office:value-type="string">
            <text:p text:style-name="P42">That should be a code handled directly by firmware. Exception handling is not implemented.</text:p>
            <text:p text:style-name="P42"/>
            <text:p text:style-name="P42">“SDLOW” <text:s text:c="2"/>This is a warning</text:p>
          </table:table-cell>
        </table:table-row>
        <table:table-row>
          <table:table-cell table:style-name="Table7.A2" office:value-type="string">
            <text:p text:style-name="P43">9</text:p>
          </table:table-cell>
          <table:table-cell table:style-name="Table7.A2" office:value-type="string">
            <text:p text:style-name="P42">BT Present</text:p>
          </table:table-cell>
          <table:table-cell table:style-name="Table7.C2" office:value-type="string">
            <text:p text:style-name="P42">1 Present. 0 Not present. E=error code (BT module hooked to Serial1)</text:p>
          </table:table-cell>
        </table:table-row>
      </table:table>
      <text:p text:style-name="P6"/>
      <text:p text:style-name="P16">Example:</text:p>
      <text:p text:style-name="P26">$STS,1,1,1,1,1,1,1,N,1</text:p>
      <text:p text:style-name="P26"/>
      <text:p text:style-name="P26"/>
      <text:p text:style-name="P26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3">0</text:p>
          </table:table-cell>
          <table:table-cell table:style-name="Table8.A1" office:value-type="string">
            <text:p text:style-name="P42">Field String</text:p>
          </table:table-cell>
          <table:table-cell table:style-name="Table8.C1" office:value-type="string">
            <text:p text:style-name="P42">$STQ</text:p>
          </table:table-cell>
        </table:table-row>
      </table:table>
      <text:p text:style-name="P6"/>
      <text:p text:style-name="P16">Example:</text:p>
      <text:p text:style-name="P26">$STQ</text:p>
      <text:p text:style-name="P26"/>
      <text:p text:style-name="P26"/>
      <text:p text:style-name="P26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3">0</text:p>
          </table:table-cell>
          <table:table-cell table:style-name="Table9.A1" office:value-type="string">
            <text:p text:style-name="P42">Field String</text:p>
          </table:table-cell>
          <table:table-cell table:style-name="Table9.C1" office:value-type="string">
            <text:p text:style-name="P42">$STA</text:p>
          </table:table-cell>
        </table:table-row>
        <table:table-row>
          <table:table-cell table:style-name="Table9.A2" office:value-type="string">
            <text:p text:style-name="P43">1</text:p>
          </table:table-cell>
          <table:table-cell table:style-name="Table9.A2" office:value-type="string">
            <text:p text:style-name="P42">SD card present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2</text:p>
          </table:table-cell>
          <table:table-cell table:style-name="Table9.A2" office:value-type="string">
            <text:p text:style-name="P42">Deltap sensor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3</text:p>
          </table:table-cell>
          <table:table-cell table:style-name="Table9.A2" office:value-type="string">
            <text:p text:style-name="P42">Absolute pressure sensor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4</text:p>
          </table:table-cell>
          <table:table-cell table:style-name="Table9.A2" office:value-type="string">
            <text:p text:style-name="P42">External Temperaure sensor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5</text:p>
          </table:table-cell>
          <table:table-cell table:style-name="Table9.A2" office:value-type="string">
            <text:p text:style-name="P42">Deltap sensor temperature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6</text:p>
          </table:table-cell>
          <table:table-cell table:style-name="Table9.A2" office:value-type="string">
            <text:p text:style-name="P42">Absolute pressure sensor temperature</text:p>
          </table:table-cell>
          <table:table-cell table:style-name="Table9.C2" office:value-type="string">
            <text:p text:style-name="P42">1 Present. 0 Not present. E=error code</text:p>
          </table:table-cell>
        </table:table-row>
        <table:table-row>
          <table:table-cell table:style-name="Table9.A2" office:value-type="string">
            <text:p text:style-name="P43">7</text:p>
          </table:table-cell>
          <table:table-cell table:style-name="Table9.A2" office:value-type="string">
            <text:p text:style-name="P42">Real time clock battery</text:p>
          </table:table-cell>
          <table:table-cell table:style-name="Table9.C2" office:value-type="string">
            <text:p text:style-name="P42">1 Present. 0 Not present.</text:p>
          </table:table-cell>
        </table:table-row>
        <table:table-row>
          <table:table-cell table:style-name="Table9.A2" office:value-type="string">
            <text:p text:style-name="P43">8</text:p>
          </table:table-cell>
          <table:table-cell table:style-name="Table9.A2" office:value-type="string">
            <text:p text:style-name="P42">Error/Warning</text:p>
          </table:table-cell>
          <table:table-cell table:style-name="Table9.C2" office:value-type="string">
            <text:p text:style-name="P42">That should be a code handled directly by firmware. Exception handling is not implemented.</text:p>
            <text:p text:style-name="P42"/>
            <text:p text:style-name="P42">“SDLOW” <text:s text:c="2"/>This is a warning</text:p>
            <text:p text:style-name="P42"/>
          </table:table-cell>
        </table:table-row>
        <table:table-row>
          <table:table-cell table:style-name="Table9.A2" office:value-type="string">
            <text:p text:style-name="P43">9</text:p>
          </table:table-cell>
          <table:table-cell table:style-name="Table9.A2" office:value-type="string">
            <text:p text:style-name="P42">BT Present</text:p>
          </table:table-cell>
          <table:table-cell table:style-name="Table9.C2" office:value-type="string">
            <text:p text:style-name="P42">1 Present. 0 Not present. E=error code (BT module hooked to Serial1)</text:p>
          </table:table-cell>
        </table:table-row>
      </table:table>
      <text:p text:style-name="P6"/>
      <text:p text:style-name="P16">Example:</text:p>
      <text:p text:style-name="P26">$STA,1,1,1,1,1,1,1,,0</text:p>
      <text:p text:style-name="P26">All the sensors, SD card, real time clock battery are present and operational, no errors are reported.</text:p>
      <text:p text:style-name="P26"/>
      <text:p text:style-name="P26">$STA,1,1,0,1,1,1,0,SDLOW,1</text:p>
      <text:p text:style-name="P26"/>
      <text:p text:style-name="P26">All the sensors except external temperature, and SD card are present. SD card space shortage is reported.</text:p>
      <text:p text:style-name="P26"/>
      <text:p text:style-name="P26"/>
      <text:p text:style-name="P26"/>
      <text:p text:style-name="P2"><text:span text:style-name="Car._20_predefinito_20_paragrafo"><text:span text:style-name="T3"># 8 – DTS – DATA_SET</text:span></text:span></text:p>
      <text:p text:style-name="P6">The request to set <text:span text:style-name="T39">(force)</text:span> the data of the remote device.<text:tab/><text:span text:style-name="T54">FOR NOW NOT IMPLEMENTED</text:span></text:p>
      <text:p text:style-name="P6">The remote system will respond with a DATA_ASSERT (#10). [Note. How to decide what #10 message should include? The reply #10 will contain no data at all “$DTA”. It’ a simple acknowledge]</text:p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4">i</text:p>
          </table:table-cell>
          <table:table-cell table:style-name="Table10.A1" office:value-type="string">
            <text:p text:style-name="P49">Field String</text:p>
          </table:table-cell>
          <table:table-cell table:style-name="Table10.C1" office:value-type="string">
            <text:p text:style-name="P49">$DTA</text:p>
          </table:table-cell>
        </table:table-row>
        <table:table-row>
          <table:table-cell table:style-name="Table10.A2" office:value-type="string">
            <text:p text:style-name="P44">1</text:p>
          </table:table-cell>
          <table:table-cell table:style-name="Table10.A2" office:value-type="string">
            <text:p text:style-name="P49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49">Time as seconds since Jan 1, 1970</text:p>
          </table:table-cell>
        </table:table-row>
        <table:table-row>
          <table:table-cell table:style-name="Table10.A2" office:value-type="string">
            <text:p text:style-name="P44">2</text:p>
          </table:table-cell>
          <table:table-cell table:style-name="Table10.A2" office:value-type="string">
            <text:p text:style-name="P49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49">integer. Sensor dependent.</text:p>
          </table:table-cell>
        </table:table-row>
        <table:table-row>
          <table:table-cell table:style-name="Table10.A2" office:value-type="string">
            <text:p text:style-name="P44">3</text:p>
          </table:table-cell>
          <table:table-cell table:style-name="Table10.A2" office:value-type="string">
            <text:p text:style-name="P49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4</text:p>
          </table:table-cell>
          <table:table-cell table:style-name="Table10.A2" office:value-type="string">
            <text:p text:style-name="P49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5</text:p>
          </table:table-cell>
          <table:table-cell table:style-name="Table10.A2" office:value-type="string">
            <text:p text:style-name="P49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6</text:p>
          </table:table-cell>
          <table:table-cell table:style-name="Table10.A2" office:value-type="string">
            <text:p text:style-name="P49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7</text:p>
          </table:table-cell>
          <table:table-cell table:style-name="Table10.A2" office:value-type="string">
            <text:p text:style-name="P49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8</text:p>
          </table:table-cell>
          <table:table-cell table:style-name="Table10.A2" office:value-type="string">
            <text:p text:style-name="P49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9</text:p>
          </table:table-cell>
          <table:table-cell table:style-name="Table10.A2" office:value-type="string">
            <text:p text:style-name="P49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0</text:p>
          </table:table-cell>
          <table:table-cell table:style-name="Table10.A2" office:value-type="string">
            <text:p text:style-name="P49">Temp <text:span text:style-name="T37">deltap</text:span> [K]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1</text:p>
          </table:table-cell>
          <table:table-cell table:style-name="Table10.A2" office:value-type="string">
            <text:p text:style-name="P49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2</text:p>
          </table:table-cell>
          <table:table-cell table:style-name="Table10.A2" office:value-type="string">
            <text:p text:style-name="P49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3</text:p>
          </table:table-cell>
          <table:table-cell table:style-name="Table10.A2" office:value-type="string">
            <text:p text:style-name="P49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4</text:p>
          </table:table-cell>
          <table:table-cell table:style-name="Table10.A2" office:value-type="string">
            <text:p text:style-name="P49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5</text:p>
          </table:table-cell>
          <table:table-cell table:style-name="Table10.A2" office:value-type="string">
            <text:p text:style-name="P49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6</text:p>
          </table:table-cell>
          <table:table-cell table:style-name="Table10.A2" office:value-type="string">
            <text:p text:style-name="P49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49">integer</text:p>
          </table:table-cell>
        </table:table-row>
        <table:table-row>
          <table:table-cell table:style-name="Table10.A2" office:value-type="string">
            <text:p text:style-name="P44">17</text:p>
          </table:table-cell>
          <table:table-cell table:style-name="Table10.A2" office:value-type="string">
            <text:p text:style-name="P49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8</text:p>
          </table:table-cell>
          <table:table-cell table:style-name="Table10.A2" office:value-type="string">
            <text:p text:style-name="P49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19</text:p>
          </table:table-cell>
          <table:table-cell table:style-name="Table10.A2" office:value-type="string">
            <text:p text:style-name="P49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20</text:p>
          </table:table-cell>
          <table:table-cell table:style-name="Table10.A2" office:value-type="string">
            <text:p text:style-name="P49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21</text:p>
          </table:table-cell>
          <table:table-cell table:style-name="Table10.A2" office:value-type="string">
            <text:p text:style-name="P49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22</text:p>
          </table:table-cell>
          <table:table-cell table:style-name="Table10.A2" office:value-type="string">
            <text:p text:style-name="P78"><text:bookmark-start text:name="__DdeLink__2183_11135879683"/>Air Viscosity<text:bookmark-end text:name="__DdeLink__2183_11135879683"/> <text:span text:style-name="T59">[Pa*s]</text:span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23</text:p>
          </table:table-cell>
          <table:table-cell table:style-name="Table10.A2" office:value-type="string">
            <text:p text:style-name="P49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79">float</text:p>
          </table:table-cell>
        </table:table-row>
        <table:table-row>
          <table:table-cell table:style-name="Table10.A2" office:value-type="string">
            <text:p text:style-name="P44">24</text:p>
          </table:table-cell>
          <table:table-cell table:style-name="Table10.A2" office:value-type="string">
            <text:p text:style-name="P49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79">float</text:p>
          </table:table-cell>
        </table:table-row>
      </table:table>
      <text:p text:style-name="P19"/>
      <text:p text:style-name="P19">Example:</text:p>
      <text:p text:style-name="P28"><text:span text:style-name="T51">Set the value of</text:span> ext temperature</text:p>
      <text:p text:style-name="P28">$DTS,,,,,,,,,<text:span text:style-name="T39">350</text:span>,,,,,,,,,,,,,,,</text:p>
      <text:p text:style-name="P26"/>
      <text:p text:style-name="P26"/>
      <text:p text:style-name="P26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8">Configuration data will be saved to the SD card (<text:span text:style-name="T51">CONFIG</text:span>.<text:span text:style-name="T51">CFG</text:span> file),</text:p>
      <text:p text:style-name="P6"><text:s/></text:p>
      <text:p text:style-name="P6"><text:span text:style-name="T40">Use the “</text:span><text:span text:style-name="T24">$DTQ</text:span><text:span text:style-name="T40">” command, without parameters, and t</text:span>he remote system will respond with a DATA_ASSERT (#10) <text:span text:style-name="T40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3">i</text:p>
          </table:table-cell>
          <table:table-cell table:style-name="Table11.A1" office:value-type="string">
            <text:p text:style-name="P42">Field String</text:p>
          </table:table-cell>
          <table:table-cell table:style-name="Table11.C1" office:value-type="string">
            <text:p text:style-name="P42">$DTQ</text:p>
          </table:table-cell>
        </table:table-row>
        <table:table-row>
          <table:table-cell table:style-name="Table11.A2" office:value-type="string">
            <text:p text:style-name="P43">1-24</text:p>
          </table:table-cell>
          <table:table-cell table:style-name="Table11.A2" office:value-type="string">
            <text:p text:style-name="P42">Select</text:p>
          </table:table-cell>
          <table:table-cell table:style-name="Table11.C2" office:value-type="string">
            <text:p text:style-name="P42">0 if data field not required. 1 if data field required</text:p>
          </table:table-cell>
        </table:table-row>
      </table:table>
      <text:p text:style-name="P6"/>
      <text:p text:style-name="P16">Example:</text:p>
      <text:p text:style-name="P26">Request all the data fields of #10</text:p>
      <text:p text:style-name="P26"><text:bookmark-start text:name="__DdeLink__2346_1113587968"/>$DTQ,1,1,1,1,1,1,1,1,1,1,1,1,1,1,1,1,1,1,1,1,1,1,1,1<text:bookmark-end text:name="__DdeLink__2346_1113587968"/></text:p>
      <text:p text:style-name="P26">Request all the data fields except Deltap and Ext Temperature</text:p>
      <text:p text:style-name="P26">$DTQ,1,0,1,0,1,1,1,1,1,1,1,1,1,1,1,1,1,1,1,1,1,1,1,1</text:p>
      <text:p text:style-name="P29">Request time, deltap, p, ext temperature</text:p>
      <text:p text:style-name="P29">$DT<text:span text:style-name="T38">Q</text:span>,1,0,0,0,0,0,1,1,1,0,0,0,0,0,0,0,0,0,0,0,0,0,0,0</text:p>
      <text:p text:style-name="P30"><text:span text:style-name="T41">Simply r</text:span>equest <text:span text:style-name="T40">a string of data</text:span></text:p>
      <text:p text:style-name="P30">$DT<text:span text:style-name="T38">Q</text:span></text:p>
      <text:p text:style-name="P29"/>
      <text:p text:style-name="P26"/>
      <text:p text:style-name="P26"/>
      <text:p text:style-name="P26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3">i</text:p>
          </table:table-cell>
          <table:table-cell table:style-name="Table12.A1" office:value-type="string">
            <text:p text:style-name="P42">Field String</text:p>
          </table:table-cell>
          <table:table-cell table:style-name="Table12.C1" office:value-type="string">
            <text:p text:style-name="P42">$DTA</text:p>
          </table:table-cell>
        </table:table-row>
        <table:table-row>
          <table:table-cell table:style-name="Table12.A2" office:value-type="string">
            <text:p text:style-name="P43">1</text:p>
          </table:table-cell>
          <table:table-cell table:style-name="Table12.A2" office:value-type="string">
            <text:p text:style-name="P42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42">Time as seconds since Jan 1, 1970</text:p>
          </table:table-cell>
        </table:table-row>
        <table:table-row>
          <table:table-cell table:style-name="Table12.A2" office:value-type="string">
            <text:p text:style-name="P43">2</text:p>
          </table:table-cell>
          <table:table-cell table:style-name="Table12.A2" office:value-type="string">
            <text:p text:style-name="P42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42">6 Chars, integer. Sensor dependent.</text:p>
          </table:table-cell>
        </table:table-row>
        <table:table-row>
          <table:table-cell table:style-name="Table12.A2" office:value-type="string">
            <text:p text:style-name="P43">3</text:p>
          </table:table-cell>
          <table:table-cell table:style-name="Table12.A2" office:value-type="string">
            <text:p text:style-name="P42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42">6 Chars, integer. Sensor dependent</text:p>
          </table:table-cell>
        </table:table-row>
        <table:table-row>
          <table:table-cell table:style-name="Table12.A2" office:value-type="string">
            <text:p text:style-name="P43">4</text:p>
          </table:table-cell>
          <table:table-cell table:style-name="Table12.A2" office:value-type="string">
            <text:p text:style-name="P42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12.C2" office:value-type="string">
            <text:p text:style-name="P42">5 Chars, integer. Sensor dependent</text:p>
          </table:table-cell>
        </table:table-row>
        <table:table-row>
          <table:table-cell table:style-name="Table12.A2" office:value-type="string">
            <text:p text:style-name="P43">5</text:p>
          </table:table-cell>
          <table:table-cell table:style-name="Table12.A2" office:value-type="string">
            <text:p text:style-name="P42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42">5 Chars, integer. Sensor dependent</text:p>
          </table:table-cell>
        </table:table-row>
        <table:table-row>
          <table:table-cell table:style-name="Table12.A2" office:value-type="string">
            <text:p text:style-name="P43">6</text:p>
          </table:table-cell>
          <table:table-cell table:style-name="Table12.A2" office:value-type="string">
            <text:p text:style-name="P42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42">5 Chars, integer. Sensor dependent</text:p>
          </table:table-cell>
        </table:table-row>
        <table:table-row>
          <table:table-cell table:style-name="Table12.A2" office:value-type="string">
            <text:p text:style-name="P43">7</text:p>
          </table:table-cell>
          <table:table-cell table:style-name="Table12.A2" office:value-type="string">
            <text:p text:style-name="P42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42">8 Chars, 2 decimal digit</text:p>
          </table:table-cell>
        </table:table-row>
        <table:table-row>
          <table:table-cell table:style-name="Table12.A2" office:value-type="string">
            <text:p text:style-name="P43">8</text:p>
          </table:table-cell>
          <table:table-cell table:style-name="Table12.A2" office:value-type="string">
            <text:p text:style-name="P42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42">8 Chars, 1 decimal digit</text:p>
          </table:table-cell>
        </table:table-row>
        <table:table-row>
          <table:table-cell table:style-name="Table12.A2" office:value-type="string">
            <text:p text:style-name="P43">9</text:p>
          </table:table-cell>
          <table:table-cell table:style-name="Table12.A2" office:value-type="string">
            <text:p text:style-name="P42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0</text:p>
          </table:table-cell>
          <table:table-cell table:style-name="Table12.A2" office:value-type="string">
            <text:p text:style-name="P48">Temp <text:span text:style-name="T37">deltap</text:span> [K]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1</text:p>
          </table:table-cell>
          <table:table-cell table:style-name="Table12.A2" office:value-type="string">
            <text:p text:style-name="P42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2</text:p>
          </table:table-cell>
          <table:table-cell table:style-name="Table12.A2" office:value-type="string">
            <text:p text:style-name="P42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42">6 Chars, 2 decimal digit</text:p>
          </table:table-cell>
        </table:table-row>
        <table:table-row>
          <table:table-cell table:style-name="Table12.A2" office:value-type="string">
            <text:p text:style-name="P43">13</text:p>
          </table:table-cell>
          <table:table-cell table:style-name="Table12.A2" office:value-type="string">
            <text:p text:style-name="P42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42">6 Chars, 2 decimal digit</text:p>
          </table:table-cell>
        </table:table-row>
        <table:table-row>
          <table:table-cell table:style-name="Table12.A2" office:value-type="string">
            <text:p text:style-name="P43">14</text:p>
          </table:table-cell>
          <table:table-cell table:style-name="Table12.A2" office:value-type="string">
            <text:p text:style-name="P42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42">7 Chars, 2 decimal digit</text:p>
          </table:table-cell>
        </table:table-row>
        <table:table-row>
          <table:table-cell table:style-name="Table12.A2" office:value-type="string">
            <text:p text:style-name="P43">15</text:p>
          </table:table-cell>
          <table:table-cell table:style-name="Table12.A2" office:value-type="string">
            <text:p text:style-name="P42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6</text:p>
          </table:table-cell>
          <table:table-cell table:style-name="Table12.A2" office:value-type="string">
            <text:p text:style-name="P42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42">5 Chars, integer</text:p>
          </table:table-cell>
        </table:table-row>
        <table:table-row>
          <table:table-cell table:style-name="Table12.A2" office:value-type="string">
            <text:p text:style-name="P43">17</text:p>
          </table:table-cell>
          <table:table-cell table:style-name="Table12.A2" office:value-type="string">
            <text:p text:style-name="P42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able:table-row>
          <table:table-cell table:style-name="Table12.A2" office:value-type="string">
            <text:p text:style-name="P43">18</text:p>
          </table:table-cell>
          <table:table-cell table:style-name="Table12.A2" office:value-type="string">
            <text:p text:style-name="P42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ext:soft-page-break/>
        <table:table-row>
          <table:table-cell table:style-name="Table12.A2" office:value-type="string">
            <text:p text:style-name="P43">19</text:p>
          </table:table-cell>
          <table:table-cell table:style-name="Table12.A2" office:value-type="string">
            <text:p text:style-name="P42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able:table-row>
          <table:table-cell table:style-name="Table12.A2" office:value-type="string">
            <text:p text:style-name="P43">20</text:p>
          </table:table-cell>
          <table:table-cell table:style-name="Table12.A2" office:value-type="string">
            <text:p text:style-name="P42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able:table-row>
          <table:table-cell table:style-name="Table12.A2" office:value-type="string">
            <text:p text:style-name="P43">21</text:p>
          </table:table-cell>
          <table:table-cell table:style-name="Table12.A2" office:value-type="string">
            <text:p text:style-name="P42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42">8 Chars, 6 decimal digit</text:p>
          </table:table-cell>
        </table:table-row>
        <table:table-row>
          <table:table-cell table:style-name="Table12.A2" office:value-type="string">
            <text:p text:style-name="P43">22</text:p>
          </table:table-cell>
          <table:table-cell table:style-name="Table12.A2" office:value-type="string">
            <text:p text:style-name="P42"><text:bookmark-start text:name="__DdeLink__2183_1113587968"/>Air Viscosity<text:bookmark-end text:name="__DdeLink__2183_1113587968"/> <text:span text:style-name="T59">[Pa*s]</text:span></text:p>
          </table:table-cell>
          <table:table-cell table:style-name="Table12.C2" office:value-type="string">
            <text:p text:style-name="P42"><text:span text:style-name="T56">10</text:span> Chars, <text:span text:style-name="T56">8</text:span> decimal digit</text:p>
          </table:table-cell>
        </table:table-row>
        <table:table-row>
          <table:table-cell table:style-name="Table12.A2" office:value-type="string">
            <text:p text:style-name="P43">23</text:p>
          </table:table-cell>
          <table:table-cell table:style-name="Table12.A2" office:value-type="string">
            <text:p text:style-name="P42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42">8 Chars, 1 decimal digit</text:p>
          </table:table-cell>
        </table:table-row>
        <table:table-row>
          <table:table-cell table:style-name="Table12.A2" office:value-type="string">
            <text:p text:style-name="P43">24</text:p>
          </table:table-cell>
          <table:table-cell table:style-name="Table12.A2" office:value-type="string">
            <text:p text:style-name="P42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42">6 Chars, 4 decimal digit</text:p>
          </table:table-cell>
        </table:table-row>
      </table:table>
      <text:p text:style-name="P6"/>
      <text:p text:style-name="P16">Example:</text:p>
      <text:p text:style-name="Standard"><text:span text:style-name="Car._20_predefinito_20_paragrafo"><text:span text:style-name="T20">$DTA,1493151334,6608,******,******,*****,*****,*****,472.60,100926.1,15.0,18.3,18.6,27.77,27.77,63.1,15.0,1244,0.4,0.7,1.1,0.3,1.225000,18.396057,15081.1,0.9977</text:span></text:span></text:p>
      <text:p text:style-name="P26"/>
      <text:p text:style-name="P26"/>
      <text:p text:style-name="P26"/>
      <text:p text:style-name="P26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0">The file must exist. If not, please, first create it using the $LFQ command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3">0</text:p>
          </table:table-cell>
          <table:table-cell table:style-name="Table13.A1" office:value-type="string">
            <text:p text:style-name="P42">Field String</text:p>
          </table:table-cell>
          <table:table-cell table:style-name="Table13.C1" office:value-type="string">
            <text:p text:style-name="P42">$L<text:span text:style-name="T42">C</text:span>S</text:p>
          </table:table-cell>
        </table:table-row>
        <table:table-row>
          <table:table-cell table:style-name="Table13.A2" office:value-type="string">
            <text:p text:style-name="P43">1</text:p>
          </table:table-cell>
          <table:table-cell table:style-name="Table13.A2" office:value-type="string">
            <text:p text:style-name="P42">Name</text:p>
          </table:table-cell>
          <table:table-cell table:style-name="Table13.C2" office:value-type="string">
            <text:p text:style-name="P42">The requested log file name</text:p>
          </table:table-cell>
        </table:table-row>
      </table:table>
      <text:p text:style-name="P6"/>
      <text:p text:style-name="P16">Example: (set the file to DATALOG.CSV)</text:p>
      <text:p text:style-name="P26">$L<text:span text:style-name="T43">C</text:span>S,DATALOG.CSV</text:p>
      <text:p text:style-name="P26"/>
      <text:p text:style-name="P26"/>
      <text:p text:style-name="P26"/>
      <text:p text:style-name="P22"># 12 – L<text:span text:style-name="T42">CQ</text:span> - LOG_<text:span text:style-name="Car._20_predefinito_20_paragrafo"><text:span text:style-name="T42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3">0</text:p>
          </table:table-cell>
          <table:table-cell table:style-name="Table14.A1" office:value-type="string">
            <text:p text:style-name="P42">Field String</text:p>
          </table:table-cell>
          <table:table-cell table:style-name="Table14.C1" office:value-type="string">
            <text:p text:style-name="P42">$L<text:span text:style-name="T42">CQ</text:span></text:p>
          </table:table-cell>
        </table:table-row>
      </table:table>
      <text:p text:style-name="P6"/>
      <text:p text:style-name="P16">Example:</text:p>
      <text:p text:style-name="P26">$L<text:span text:style-name="T42">CQ</text:span></text:p>
      <text:p text:style-name="P26"/>
      <text:p text:style-name="P26"/>
      <text:p text:style-name="P26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3">0</text:p>
          </table:table-cell>
          <table:table-cell table:style-name="Table15.A1" office:value-type="string">
            <text:p text:style-name="P42">Field String</text:p>
          </table:table-cell>
          <table:table-cell table:style-name="Table15.C1" office:value-type="string">
            <text:p text:style-name="P42">$LCA</text:p>
          </table:table-cell>
        </table:table-row>
        <table:table-row>
          <table:table-cell table:style-name="Table15.A2" office:value-type="string">
            <text:p text:style-name="P43">1</text:p>
          </table:table-cell>
          <table:table-cell table:style-name="Table15.A2" office:value-type="string">
            <text:p text:style-name="P42">frequency</text:p>
          </table:table-cell>
          <table:table-cell table:style-name="Table15.C2" office:value-type="string">
            <text:p text:style-name="P42">The current active log file name</text:p>
          </table:table-cell>
        </table:table-row>
      </table:table>
      <text:p text:style-name="P6"/>
      <text:p text:style-name="P16">Example:</text:p>
      <text:p text:style-name="P26">$LCA,DATALOG.CSV</text:p>
      <text:p text:style-name="P26"/>
      <text:p text:style-name="P26"/>
      <text:p text:style-name="P26"/>
      <text:p text:style-name="P26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35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3">0</text:p>
          </table:table-cell>
          <table:table-cell table:style-name="Table16.A1" office:value-type="string">
            <text:p text:style-name="P42">Field String</text:p>
          </table:table-cell>
          <table:table-cell table:style-name="Table16.C1" office:value-type="string">
            <text:p text:style-name="P42">$DFS</text:p>
          </table:table-cell>
        </table:table-row>
        <table:table-row>
          <table:table-cell table:style-name="Table16.A2" office:value-type="string">
            <text:p text:style-name="P43">1</text:p>
          </table:table-cell>
          <table:table-cell table:style-name="Table16.A2" office:value-type="string">
            <text:p text:style-name="P42"><text:span text:style-name="T32">COM </text:span>frequency</text:p>
          </table:table-cell>
          <table:table-cell table:style-name="Table16.C2" office:value-type="string">
            <text:p text:style-name="P42">The requested frequency rate (messages per second) <text:span text:style-name="T32">to Serial interface</text:span></text:p>
          </table:table-cell>
        </table:table-row>
        <table:table-row>
          <table:table-cell table:style-name="Table16.A2" office:value-type="string">
            <text:p text:style-name="P47">2</text:p>
          </table:table-cell>
          <table:table-cell table:style-name="Table16.A2" office:value-type="string">
            <text:p text:style-name="P46">BT frequency</text:p>
          </table:table-cell>
          <table:table-cell table:style-name="Table16.C2" office:value-type="string">
            <text:p text:style-name="P45">The requested frequency rate (messages per second) <text:span text:style-name="T32">to Bluetooth</text:span></text:p>
          </table:table-cell>
        </table:table-row>
        <table:table-row>
          <table:table-cell table:style-name="Table16.A2" office:value-type="string">
            <text:p text:style-name="P47">3</text:p>
          </table:table-cell>
          <table:table-cell table:style-name="Table16.A2" office:value-type="string">
            <text:p text:style-name="P46">SD frequency</text:p>
          </table:table-cell>
          <table:table-cell table:style-name="Table16.C2" office:value-type="string">
            <text:p text:style-name="P45">The requested frequency rate (messages per second) <text:span text:style-name="T32">to SD Card</text:span></text:p>
          </table:table-cell>
        </table:table-row>
      </table:table>
      <text:p text:style-name="P6"/>
      <text:p text:style-name="P16">Example: (set the <text:span text:style-name="T32">serial </text:span>frequency to <text:span text:style-name="T32">1</text:span>0 Hz, <text:span text:style-name="T32">Bluetooth frequency to 0.5 Hz, and SD frequency to 30 Hz</text:span>)</text:p>
      <text:p text:style-name="P26">$DFS,<text:span text:style-name="T32">1</text:span>0,<text:span text:style-name="T36">0.5,30</text:span></text:p>
      <text:p text:style-name="P18">Example: (set the <text:span text:style-name="T32">Bluetooth frequency to 2 Hz. SD and Serial frequency won’t be changed</text:span>)</text:p>
      <text:p text:style-name="P27">$DFS,<text:span text:style-name="T33">-1</text:span>,<text:span text:style-name="T36">2,-1</text:span></text:p>
      <text:p text:style-name="P26"/>
      <text:p text:style-name="P26"/>
      <text:p text:style-name="P26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3">0</text:p>
          </table:table-cell>
          <table:table-cell table:style-name="Table17.A1" office:value-type="string">
            <text:p text:style-name="P42">Field String</text:p>
          </table:table-cell>
          <table:table-cell table:style-name="Table17.C1" office:value-type="string">
            <text:p text:style-name="P42">$DFQ</text:p>
          </table:table-cell>
        </table:table-row>
      </table:table>
      <text:p text:style-name="P6"/>
      <text:p text:style-name="P16">Example:</text:p>
      <text:p text:style-name="P26">$DFQ</text:p>
      <text:p text:style-name="P26"/>
      <text:p text:style-name="P26"/>
      <text:p text:style-name="P26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3">0</text:p>
          </table:table-cell>
          <table:table-cell table:style-name="Table18.A1" office:value-type="string">
            <text:p text:style-name="P42">Field String</text:p>
          </table:table-cell>
          <table:table-cell table:style-name="Table18.C1" office:value-type="string">
            <text:p text:style-name="P42">$DFA</text:p>
          </table:table-cell>
        </table:table-row>
        <table:table-row>
          <table:table-cell table:style-name="Table18.A2" office:value-type="string">
            <text:p text:style-name="P43">1</text:p>
          </table:table-cell>
          <table:table-cell table:style-name="Table18.A2" office:value-type="string">
            <text:p text:style-name="P42"><text:span text:style-name="T32">COM </text:span>frequency</text:p>
          </table:table-cell>
          <table:table-cell table:style-name="Table18.C2" office:value-type="string">
            <text:p text:style-name="P42">The current<text:span text:style-name="T32"> </text:span>frequency rate (messages per second) <text:span text:style-name="T32">to Serial</text:span></text:p>
          </table:table-cell>
        </table:table-row>
        <table:table-row>
          <table:table-cell table:style-name="Table18.A2" office:value-type="string">
            <text:p text:style-name="P47">2</text:p>
          </table:table-cell>
          <table:table-cell table:style-name="Table18.A2" office:value-type="string">
            <text:p text:style-name="P46">BT frequency</text:p>
          </table:table-cell>
          <table:table-cell table:style-name="Table18.C2" office:value-type="string">
            <text:p text:style-name="P45">The current<text:span text:style-name="T32"> </text:span>frequency rate (messages per second) <text:span text:style-name="T32">to Bluetooth</text:span></text:p>
          </table:table-cell>
        </table:table-row>
        <table:table-row>
          <table:table-cell table:style-name="Table18.A2" office:value-type="string">
            <text:p text:style-name="P47">3</text:p>
          </table:table-cell>
          <table:table-cell table:style-name="Table18.A2" office:value-type="string">
            <text:p text:style-name="P46">SD frequency</text:p>
          </table:table-cell>
          <table:table-cell table:style-name="Table18.C2" office:value-type="string">
            <text:p text:style-name="P45">The current frequency rate (messages per second) <text:span text:style-name="T32">to SD Card</text:span></text:p>
          </table:table-cell>
        </table:table-row>
      </table:table>
      <text:p text:style-name="P6"/>
      <text:p text:style-name="P17">Example: (<text:span text:style-name="T34">A</text:span> <text:span text:style-name="T32">serial </text:span>frequency <text:span text:style-name="T32">of</text:span> <text:span text:style-name="T32">1</text:span>0 Hz, <text:span text:style-name="T32">Bluetooth frequency of 1 Hz, and SD frequency of 30 Hz</text:span>)</text:p>
      <text:p text:style-name="P26">$DFA,<text:span text:style-name="T32">1</text:span>0,<text:span text:style-name="T32">1,30</text:span></text:p>
      <text:p text:style-name="P26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7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3">0</text:p>
          </table:table-cell>
          <table:table-cell table:style-name="Table19.A1" office:value-type="string">
            <text:p text:style-name="P42">Field String</text:p>
          </table:table-cell>
          <table:table-cell table:style-name="Table19.C1" office:value-type="string">
            <text:p text:style-name="P42">$F<text:span text:style-name="T45">M</text:span>Q</text:p>
          </table:table-cell>
        </table:table-row>
        <table:table-row table:style-name="Table19.1">
          <table:table-cell table:style-name="Table19.A1" office:value-type="string">
            <text:p text:style-name="P43">1</text:p>
          </table:table-cell>
          <table:table-cell table:style-name="Table19.A1" office:value-type="string">
            <text:p text:style-name="P42">Command</text:p>
          </table:table-cell>
          <table:table-cell table:style-name="Table19.C1" office:value-type="string">
            <text:p text:style-name="Table_20_Contents"><text:span text:style-name="Codice_20_HTML"><text:span text:style-name="T26">LST = </text:span></text:span><text:span text:style-name="Codice_20_HTML"><text:span text:style-name="T25">FILE_LIST</text:span></text:span><text:span text:style-name="Car._20_predefinito_20_paragrafo"><text:span text:style-name="T30"><text:line-break/></text:span></text:span><text:span text:style-name="Codice_20_HTML"><text:span text:style-name="T26">NEW = NE</text:span></text:span><text:span text:style-name="Codice_20_HTML"><text:span text:style-name="T25">W_FILE</text:span></text:span><text:span text:style-name="Car._20_predefinito_20_paragrafo"><text:span text:style-name="T30"><text:line-break/></text:span></text:span><text:span text:style-name="Codice_20_HTML"><text:span text:style-name="T25">DEL </text:span></text:span><text:span text:style-name="Codice_20_HTML"><text:span text:style-name="T26">= DELETE</text:span></text:span><text:span text:style-name="Codice_20_HTML"><text:span text:style-name="T25">_FILE</text:span></text:span><text:span text:style-name="Car._20_predefinito_20_paragrafo"><text:span text:style-name="T30"><text:line-break/></text:span></text:span><text:span text:style-name="Codice_20_HTML"><text:span text:style-name="T26">PRP = F</text:span></text:span><text:span text:style-name="Codice_20_HTML"><text:span text:style-name="T25">ILE_PROPERTIES</text:span></text:span></text:p>
            <text:p text:style-name="P62"><text:span text:style-name="T45">DMP = F</text:span>ILE_DUMP</text:p>
          </table:table-cell>
        </table:table-row>
        <table:table-row table:style-name="Table19.1">
          <table:table-cell table:style-name="Table19.A1" office:value-type="string">
            <text:p text:style-name="P43">2</text:p>
          </table:table-cell>
          <table:table-cell table:style-name="Table19.A1" office:value-type="string">
            <text:p text:style-name="P42">Operation parameter</text:p>
          </table:table-cell>
          <table:table-cell table:style-name="Table19.C1" office:value-type="string">
            <text:p text:style-name="Table_20_Contents"><text:span text:style-name="Codice_20_HTML"><text:span text:style-name="T25">Filename, if file list is selected is left void</text:span></text:span></text:p>
          </table:table-cell>
        </table:table-row>
      </table:table>
      <text:p text:style-name="Standard"/>
      <text:p text:style-name="P40"><text:span text:style-name="T9">Example: </text:span><text:span text:style-name="T10">(</text:span><text:span text:style-name="T9">Get the list of file currently on the SD root directory</text:span><text:span text:style-name="T10">)</text:span></text:p>
      <text:p text:style-name="P31">F<text:span text:style-name="T45">M</text:span>Q,<text:span text:style-name="T45">LST</text:span></text:p>
      <text:p text:style-name="P40"><text:span text:style-name="T9">Example: </text:span><text:span text:style-name="T10">(Creates the file LOG1.CSV)</text:span></text:p>
      <text:p text:style-name="P32">F<text:span text:style-name="T45">M</text:span>Q,<text:span text:style-name="T45">NEW</text:span>,LOG1.CSV</text:p>
      <text:p text:style-name="P40"><text:span text:style-name="T9">Example: </text:span><text:span text:style-name="T10">(Deletes the file LOG1.CSV)</text:span></text:p>
      <text:p text:style-name="P33">F<text:span text:style-name="T45">M</text:span>Q,<text:span text:style-name="T45">DEL</text:span>,LOG1.CSV</text:p>
      <text:p text:style-name="P40"><text:span text:style-name="T9">Example: </text:span><text:span text:style-name="T10">(Gets LOG1.CSV file properties)</text:span></text:p>
      <text:p text:style-name="P33">F<text:span text:style-name="T45">M</text:span>Q,<text:span text:style-name="T45">PRP</text:span>,LOG1.CSV</text:p>
      <text:p text:style-name="P40"><text:span text:style-name="T9">Example: </text:span><text:span text:style-name="T10">(Dumps PAGNOTTA.CSV file content)</text:span></text:p>
      <text:p text:style-name="P39"><text:span text:style-name="T21">F</text:span><text:span text:style-name="T23">M</text:span><text:span text:style-name="T21">Q,</text:span><text:span text:style-name="T23">DMP</text:span><text:span text:style-name="T21">,</text:span><text:span text:style-name="T22">PAGNOTTA</text:span><text:span text:style-name="T21">.CSV</text:span></text:p>
      <text:p text:style-name="P38"/>
      <text:p text:style-name="P38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55">SD</text:span> file<text:span text:style-name="T48">s.</text:span> Payload depends on #17 F<text:span text:style-name="T45">M</text:span>Q Message</text:p>
      <text:p text:style-name="P6"/>
      <text:p text:style-name="Standard"><text:span text:style-name="T7">In reply to msg #17</text:span> <text:span text:style-name="Codice_20_HTML"><text:span text:style-name="T25">FILE_LIST = </text:span></text:span><text:span text:style-name="Codice_20_HTML"><text:span text:style-name="T26">LST</text:span></text:span></text:p>
      <text:p text:style-name="P6">Number of total parameters equal to 2n+<text:span text:style-name="T48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3">0</text:p>
          </table:table-cell>
          <table:table-cell table:style-name="Table20.A1" office:value-type="string">
            <text:p text:style-name="P42">Field String</text:p>
          </table:table-cell>
          <table:table-cell table:style-name="Table20.C1" office:value-type="string">
            <text:p text:style-name="P42">$F<text:span text:style-name="T45">M</text:span>A</text:p>
          </table:table-cell>
        </table:table-row>
        <table:table-row>
          <table:table-cell table:style-name="Table20.A2" office:value-type="string">
            <text:p text:style-name="P50">1</text:p>
          </table:table-cell>
          <table:table-cell table:style-name="Table20.A2" office:value-type="string">
            <text:p text:style-name="P51">Command</text:p>
          </table:table-cell>
          <table:table-cell table:style-name="Table20.C2" office:value-type="string">
            <text:p text:style-name="P56">LST</text:p>
          </table:table-cell>
        </table:table-row>
        <table:table-row>
          <table:table-cell table:style-name="Table20.A1" office:value-type="string">
            <text:p text:style-name="P50">2</text:p>
          </table:table-cell>
          <table:table-cell table:style-name="Table20.A1" office:value-type="string">
            <text:p text:style-name="P42">Number of files</text:p>
          </table:table-cell>
          <table:table-cell table:style-name="Table20.C1" office:value-type="string">
            <text:p text:style-name="P42">Integer, the number of transmitted files</text:p>
          </table:table-cell>
        </table:table-row>
        <table:table-row>
          <table:table-cell table:style-name="Table20.A1" office:value-type="string">
            <text:p text:style-name="P50">3</text:p>
          </table:table-cell>
          <table:table-cell table:style-name="Table20.A1" office:value-type="string">
            <text:p text:style-name="P42">Field2</text:p>
          </table:table-cell>
          <table:table-cell table:style-name="Table20.C1" office:value-type="string">
            <text:p text:style-name="P42">Filename1</text:p>
          </table:table-cell>
        </table:table-row>
        <table:table-row>
          <table:table-cell table:style-name="Table20.A1" office:value-type="string">
            <text:p text:style-name="P50">4</text:p>
          </table:table-cell>
          <table:table-cell table:style-name="Table20.A1" office:value-type="string">
            <text:p text:style-name="P42">Field3</text:p>
          </table:table-cell>
          <table:table-cell table:style-name="Table20.C1" office:value-type="string">
            <text:p text:style-name="P42">Size file #1</text:p>
          </table:table-cell>
        </table:table-row>
        <table:table-row>
          <table:table-cell table:style-name="Table20.A1" office:value-type="string">
            <text:p text:style-name="P50">5</text:p>
          </table:table-cell>
          <table:table-cell table:style-name="Table20.A1" office:value-type="string">
            <text:p text:style-name="P42">Field4</text:p>
          </table:table-cell>
          <table:table-cell table:style-name="Table20.C1" office:value-type="string">
            <text:p text:style-name="P42">Filename2</text:p>
          </table:table-cell>
        </table:table-row>
        <table:table-row>
          <table:table-cell table:style-name="Table20.A1" office:value-type="string">
            <text:p text:style-name="P50">6</text:p>
          </table:table-cell>
          <table:table-cell table:style-name="Table20.A1" office:value-type="string">
            <text:p text:style-name="P42">Field5</text:p>
          </table:table-cell>
          <table:table-cell table:style-name="Table20.C1" office:value-type="string">
            <text:p text:style-name="P42">Size file #2</text:p>
          </table:table-cell>
        </table:table-row>
        <table:table-row>
          <table:table-cell table:style-name="Table20.A2" office:value-type="string">
            <text:p text:style-name="P43">…</text:p>
          </table:table-cell>
          <table:table-cell table:style-name="Table20.A2" office:value-type="string">
            <text:p text:style-name="P42">…</text:p>
          </table:table-cell>
          <table:table-cell table:style-name="Table20.C2" office:value-type="string">
            <text:p text:style-name="P42">…</text:p>
          </table:table-cell>
        </table:table-row>
        <table:table-row>
          <table:table-cell table:style-name="Table20.A2" office:value-type="string">
            <text:p text:style-name="P43">2n+1</text:p>
          </table:table-cell>
          <table:table-cell table:style-name="Table20.A2" office:value-type="string">
            <text:p text:style-name="P42">Field(2n+1)</text:p>
          </table:table-cell>
          <table:table-cell table:style-name="Table20.C2" office:value-type="string">
            <text:p text:style-name="P42">Size file #n</text:p>
          </table:table-cell>
        </table:table-row>
      </table:table>
      <text:p text:style-name="Standard"/>
      <text:p text:style-name="P34"><text:span text:style-name="T11">Example: </text:span><text:span text:style-name="T12">(</text:span><text:span text:style-name="T13">The root directory contains 3 files)</text:span></text:p>
      <text:p text:style-name="P32">$LFA,<text:span text:style-name="T45">LST</text:span>,<text:span text:style-name="T44">3,DATALOG.CSV,1560,LOG1.CSV,0,PAGNOTTA.CSV,68203</text:span></text:p>
      <text:p text:style-name="P38"/>
      <text:p text:style-name="P38"/>
      <text:p text:style-name="Standard"><text:span text:style-name="T7">In reply to msg #17 </text:span><text:span text:style-name="Codice_20_HTML"><text:span text:style-name="T25">NEW_FILE = </text:span></text:span><text:span text:style-name="Codice_20_HTML"><text:span text:style-name="T27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3">0</text:p>
          </table:table-cell>
          <table:table-cell table:style-name="Table21.A1" office:value-type="string">
            <text:p text:style-name="P42">Field String</text:p>
          </table:table-cell>
          <table:table-cell table:style-name="Table21.C1" office:value-type="string">
            <text:p text:style-name="P42">$<text:span text:style-name="T47">FM</text:span>A</text:p>
          </table:table-cell>
        </table:table-row>
        <table:table-row>
          <table:table-cell table:style-name="Table21.A2" office:value-type="string">
            <text:p text:style-name="P50">1</text:p>
          </table:table-cell>
          <table:table-cell table:style-name="Table21.A2" office:value-type="string">
            <text:p text:style-name="P51">Command</text:p>
          </table:table-cell>
          <table:table-cell table:style-name="Table21.C2" office:value-type="string">
            <text:p text:style-name="P57">NEW</text:p>
          </table:table-cell>
        </table:table-row>
        <table:table-row>
          <table:table-cell table:style-name="Table21.A1" office:value-type="string">
            <text:p text:style-name="P50">2</text:p>
          </table:table-cell>
          <table:table-cell table:style-name="Table21.A1" office:value-type="string">
            <text:p text:style-name="P42">File name</text:p>
          </table:table-cell>
          <table:table-cell table:style-name="Table21.C1" office:value-type="string">
            <text:p text:style-name="P42">The name of the newly created file</text:p>
          </table:table-cell>
        </table:table-row>
      </table:table>
      <text:p text:style-name="Standard"/>
      <text:p text:style-name="P75"><text:soft-page-break/>Example:</text:p>
      <text:p text:style-name="P36">$<text:span text:style-name="T47">FM</text:span>A,<text:span text:style-name="T46">NEW</text:span>,<text:span text:style-name="T44">PAGNOTTA.CSV<text:tab/><text:tab/><text:tab/></text:span><text:span text:style-name="T12">(</text:span><text:span text:style-name="T13">PAGNOTTA.CSV created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DEL_FILE = </text:span></text:span><text:span text:style-name="Codice_20_HTML"><text:span text:style-name="T27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3">0</text:p>
          </table:table-cell>
          <table:table-cell table:style-name="Table22.A1" office:value-type="string">
            <text:p text:style-name="P42">Field String</text:p>
          </table:table-cell>
          <table:table-cell table:style-name="Table22.C1" office:value-type="string">
            <text:p text:style-name="P42">$<text:span text:style-name="T47">FM</text:span>A</text:p>
          </table:table-cell>
        </table:table-row>
        <table:table-row>
          <table:table-cell table:style-name="Table22.A2" office:value-type="string">
            <text:p text:style-name="P52">1</text:p>
          </table:table-cell>
          <table:table-cell table:style-name="Table22.A2" office:value-type="string">
            <text:p text:style-name="P55">Command</text:p>
          </table:table-cell>
          <table:table-cell table:style-name="Table22.C2" office:value-type="string">
            <text:p text:style-name="P57">DEL</text:p>
          </table:table-cell>
        </table:table-row>
        <table:table-row>
          <table:table-cell table:style-name="Table22.A1" office:value-type="string">
            <text:p text:style-name="P52">2</text:p>
          </table:table-cell>
          <table:table-cell table:style-name="Table22.A1" office:value-type="string">
            <text:p text:style-name="P42">File name</text:p>
          </table:table-cell>
          <table:table-cell table:style-name="Table22.C1" office:value-type="string">
            <text:p text:style-name="P42">The name of the file</text:p>
          </table:table-cell>
        </table:table-row>
      </table:table>
      <text:p text:style-name="Standard"/>
      <text:p text:style-name="P76">Example:</text:p>
      <text:p text:style-name="P36">$<text:span text:style-name="T47">FM</text:span>A,<text:span text:style-name="T46">DEL</text:span>,<text:span text:style-name="T44">PAGNOTTA.CSV<text:tab/><text:tab/><text:tab/></text:span><text:span text:style-name="T12">(</text:span><text:span text:style-name="T13">PAGNOTTA.CSV </text:span><text:span text:style-name="T14">deleted</text:span><text:span text:style-name="T13">)</text:span></text:p>
      <text:p text:style-name="P36">$<text:span text:style-name="T47">FM</text:span>A,<text:span text:style-name="T46">DEL<text:tab/><text:tab/><text:tab/><text:tab/><text:tab/></text:span><text:span text:style-name="T12">(</text:span><text:span text:style-name="T16">No files</text:span><text:span text:style-name="T13"> </text:span><text:span text:style-name="T14">deleted</text:span><text:span text:style-name="T13">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FILE_PROPERTIES = </text:span></text:span><text:span text:style-name="Codice_20_HTML"><text:span text:style-name="T27">PRP</text:span></text:span></text:p>
      <text:p text:style-name="P6">Returns the <text:span text:style-name="T48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3">0</text:p>
          </table:table-cell>
          <table:table-cell table:style-name="Table23.A1" office:value-type="string">
            <text:p text:style-name="P42">Field String</text:p>
          </table:table-cell>
          <table:table-cell table:style-name="Table23.C1" office:value-type="string">
            <text:p text:style-name="P42">$LFA</text:p>
          </table:table-cell>
        </table:table-row>
        <table:table-row>
          <table:table-cell table:style-name="Table23.A2" office:value-type="string">
            <text:p text:style-name="P52">1</text:p>
          </table:table-cell>
          <table:table-cell table:style-name="Table23.A2" office:value-type="string">
            <text:p text:style-name="P53">Command</text:p>
          </table:table-cell>
          <table:table-cell table:style-name="Table23.C2" office:value-type="string">
            <text:p text:style-name="P60">PRP</text:p>
          </table:table-cell>
        </table:table-row>
        <table:table-row>
          <table:table-cell table:style-name="Table23.A1" office:value-type="string">
            <text:p text:style-name="P58">2</text:p>
          </table:table-cell>
          <table:table-cell table:style-name="Table23.A1" office:value-type="string">
            <text:p text:style-name="P42">Name</text:p>
          </table:table-cell>
          <table:table-cell table:style-name="Table23.C1" office:value-type="string">
            <text:p text:style-name="P42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58">3</text:p>
          </table:table-cell>
          <table:table-cell table:style-name="Table23.A1" office:value-type="string">
            <text:p text:style-name="P42">Size</text:p>
          </table:table-cell>
          <table:table-cell table:style-name="Table23.C1" office:value-type="string">
            <text:p text:style-name="P42">Size in bytes of specified file</text:p>
          </table:table-cell>
        </table:table-row>
      </table:table>
      <text:p text:style-name="Standard"/>
      <text:p text:style-name="P77">Example:</text:p>
      <text:p text:style-name="P36">$<text:span text:style-name="T47">FM</text:span>A,<text:span text:style-name="T46">PRP</text:span>,<text:span text:style-name="T44">PAGNOTTA.CSV,15600<text:tab/><text:tab/></text:span><text:span text:style-name="T12">(</text:span><text:span text:style-name="T15">returns </text:span><text:span text:style-name="T13">PAGNOTTA.CSV </text:span><text:span text:style-name="T15">properties</text:span><text:span text:style-name="T13">)</text:span></text:p>
      <text:p text:style-name="P36">$<text:span text:style-name="T47">FM</text:span>A,<text:span text:style-name="T46">PRP<text:tab/><text:tab/><text:tab/><text:tab/><text:tab/></text:span><text:span text:style-name="T12">(</text:span><text:span text:style-name="T15">returns </text:span><text:span text:style-name="T16">nothing</text:span><text:span text:style-name="T13">)</text:span></text:p>
      <text:p text:style-name="P73"/>
      <text:p text:style-name="P73"/>
      <text:p text:style-name="Standard"><text:span text:style-name="T7">In reply to msg #17 </text:span><text:span text:style-name="Car._20_predefinito_20_paragrafo"><text:span text:style-name="T28">FILE_DUMP = </text:span></text:span><text:span text:style-name="Car._20_predefinito_20_paragrafo"><text:span text:style-name="T29">DMP</text:span></text:span></text:p>
      <text:p text:style-name="P13">Returns the log file contents line by line.</text:p>
      <text:p text:style-name="P15"><text:span text:style-name="T58">A</text:span>nother message <text:span text:style-name="T58">received by the same serial interface will</text:span> stop th<text:span text:style-name="T58">e dump</text:span> trun<text:span text:style-name="T57">cating</text:span> the <text:span text:style-name="T57">file</text:span></text:p>
      <text:p text:style-name="P13">Message is <text:span text:style-name="T58">always</text:span> ended with a special $EOF sequence.</text:p>
      <text:p text:style-name="P6"/>
      <text:p text:style-name="P12">In order, it returns:</text:p>
      <text:p text:style-name="P20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3">0</text:p>
          </table:table-cell>
          <table:table-cell table:style-name="Table24.A1" office:value-type="string">
            <text:p text:style-name="P42">Field String</text:p>
          </table:table-cell>
          <table:table-cell table:style-name="Table24.C1" office:value-type="string">
            <text:p text:style-name="P42">$<text:span text:style-name="T47">FM</text:span>A</text:p>
          </table:table-cell>
        </table:table-row>
        <table:table-row>
          <table:table-cell table:style-name="Table24.A2" office:value-type="string">
            <text:p text:style-name="P58">1</text:p>
          </table:table-cell>
          <table:table-cell table:style-name="Table24.A2" office:value-type="string">
            <text:p text:style-name="P54">Command</text:p>
          </table:table-cell>
          <table:table-cell table:style-name="Table24.C2" office:value-type="string">
            <text:p text:style-name="P59">DMP</text:p>
          </table:table-cell>
        </table:table-row>
        <table:table-row>
          <table:table-cell table:style-name="Table24.A1" office:value-type="string">
            <text:p text:style-name="P58">2</text:p>
          </table:table-cell>
          <table:table-cell table:style-name="Table24.A1" office:value-type="string">
            <text:p text:style-name="P63"><text:span text:style-name="Car._20_predefinito_20_paragrafo"><text:span text:style-name="T8">Name</text:span></text:span></text:p>
          </table:table-cell>
          <table:table-cell table:style-name="Table24.C1" office:value-type="string">
            <text:p text:style-name="P61">The name of the file</text:p>
          </table:table-cell>
        </table:table-row>
      </table:table>
      <text:p text:style-name="P11"/>
      <text:p text:style-name="P20">2) The file content:</text:p>
      <text:p text:style-name="P12">First line</text:p>
      <text:p text:style-name="P12">Second line</text:p>
      <text:p text:style-name="P14">….<text:tab/><text:tab/><text:tab/> <text:s text:c="21"/>(Send another message to stop this phase and trun<text:span text:style-name="T57">cate</text:span> the <text:span text:style-name="T57">file)</text:span></text:p>
      <text:p text:style-name="P12">Last line</text:p>
      <text:p text:style-name="P11"/>
      <text:p text:style-name="P20">3) The End of File a<text:span text:style-name="T49">c</text:span>knowledgment</text:p>
      <text:p text:style-name="P11">$EOF</text:p>
      <text:p text:style-name="P11"/>
      <text:p text:style-name="P35"><text:span text:style-name="T11">Example: </text:span><text:span text:style-name="T12">(</text:span><text:span text:style-name="T17">it dumps</text:span><text:span text:style-name="T15"> </text:span><text:span text:style-name="T13">PAGNOTTA.CSV </text:span><text:span text:style-name="T17">file</text:span><text:span text:style-name="T13">)</text:span></text:p>
      <text:p text:style-name="P35">$<text:span text:style-name="T47">FM</text:span>A,<text:span text:style-name="T49">DMP</text:span>,<text:span text:style-name="T44">PAGNOTTA.CSV</text:span></text:p>
      <text:p text:style-name="P35">$<text:span text:style-name="T49">DTA,first_line</text:span></text:p>
      <text:p text:style-name="P37">...</text:p>
      <text:p text:style-name="P35">$<text:span text:style-name="T49">DTA,last_line</text:span></text:p>
      <text:p text:style-name="P37">$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1-11T19:14:34.975010332</dc:date>
    <meta:editing-cycles>175</meta:editing-cycles>
    <meta:editing-duration>PT16H32M39S</meta:editing-duration>
    <meta:document-statistic meta:table-count="24" meta:image-count="0" meta:object-count="0" meta:page-count="12" meta:paragraph-count="611" meta:word-count="2099" meta:character-count="12267" meta:non-whitespace-character-count="10691"/>
    <meta:template xlink:type="simple" xlink:actuate="onRequest" xlink:title="" xlink:href="Normal.dotm"/>
  </office:meta>
</office:document-meta>
</file>